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list-style-name="L82">
      <style:text-properties style:font-name="Linux Libertine Display G" fo:language="en" fo:country="US"/>
    </style:style>
    <style:style style:name="P11" style:family="paragraph" style:parent-style-name="Table_20_Contents">
      <style:text-properties fo:color="#000000" style:font-name="Linux Libertine Display G" fo:font-size="12pt" fo:language="en" fo:country="US" style:font-size-asian="12pt" style:font-size-complex="12pt"/>
    </style:style>
    <style:style style:name="P12"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14"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5"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6"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7"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18"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20"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21" style:family="paragraph" style:parent-style-name="Standard">
      <style:text-properties style:text-position="0% 100%" style:font-name="Linux Libertine Display G" fo:language="en" fo:country="US"/>
    </style:style>
    <style:style style:name="P22" style:family="paragraph" style:parent-style-name="Standard">
      <style:text-properties style:text-position="0% 100%" style:font-name="Linux Libertine Display G" fo:language="en" fo:country="US" fo:font-weight="bold" style:font-weight-asian="bold" style:font-weight-complex="bold"/>
    </style:style>
    <style:style style:name="P23" style:family="paragraph" style:parent-style-name="Standard">
      <style:paragraph-properties fo:text-align="start" style:justify-single-word="false"/>
      <style:text-properties style:text-position="0% 100%" style:font-name="Linux Libertine Display G" fo:language="en" fo:country="US"/>
    </style:style>
    <style:style style:name="P24"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25" style:family="paragraph" style:parent-style-name="Standard">
      <style:text-properties style:text-position="0% 100%" style:font-name="Linux Libertine Display G" fo:language="en" fo:country="US" fo:font-weight="normal" style:font-weight-asian="normal" style:font-weight-complex="normal"/>
    </style:style>
    <style:style style:name="P26" style:family="paragraph" style:parent-style-name="Standard">
      <style:paragraph-properties fo:text-align="start" style:justify-single-word="false"/>
      <style:text-properties style:text-position="0% 100%" style:font-name="Linux Libertine Display G"/>
    </style:style>
    <style:style style:name="P27"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28"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29"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30"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31"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32" style:family="paragraph" style:parent-style-name="Standard" style:list-style-name="L79">
      <style:paragraph-properties fo:text-align="start" style:justify-single-word="false"/>
      <style:text-properties fo:color="#0000cc" style:font-name="Linux Libertine Display G" fo:language="en" fo:country="US"/>
    </style:style>
    <style:style style:name="P33"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35"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7"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3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39"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0"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1"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2"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43"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4"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45"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7"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8" style:family="paragraph" style:parent-style-name="Standard">
      <style:text-properties fo:color="#0000cc" style:text-position="0% 100%" style:font-name="Linux Libertine Display G" fo:language="en" fo:country="US"/>
    </style:style>
    <style:style style:name="P49" style:family="paragraph" style:parent-style-name="Standard">
      <style:text-properties fo:color="#0000cc" style:text-position="0% 100%" style:font-name="Linux Libertine Display G" fo:language="en" fo:country="US" fo:font-weight="bold" style:font-weight-asian="bold" style:font-weight-complex="bold"/>
    </style:style>
    <style:style style:name="P50"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51"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53"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54"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6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69"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1"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72"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74"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0"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1"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2"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3"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4"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5"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8"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0"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1"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2"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3"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94"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95"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6"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9"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0"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1"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2"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3"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4"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5"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6"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7"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8"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9"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0"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11"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12"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3"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4"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5"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16"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17"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18"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19"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20"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21"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22"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26"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7"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8"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9"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0"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1"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2"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3"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34" style:family="paragraph" style:parent-style-name="Standard">
      <style:text-properties fo:color="#000000" style:text-position="0% 100%" style:font-name="Linux Libertine Display G" fo:font-size="12pt" fo:language="en" fo:country="US" style:font-size-asian="12pt" style:font-size-complex="12pt"/>
    </style:style>
    <style:style style:name="P135"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36"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37" style:family="paragraph" style:parent-style-name="Standard">
      <style:text-properties fo:color="#000000" style:text-position="0% 100%" style:font-name="Linux Libertine Display G" fo:language="en" fo:country="US"/>
    </style:style>
    <style:style style:name="P138"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39" style:family="paragraph" style:parent-style-name="Standard">
      <style:paragraph-properties fo:text-align="start" style:justify-single-word="false"/>
      <style:text-properties fo:color="#000000" style:text-position="0% 100%" style:font-name="Linux Libertine Display G" fo:language="en" fo:country="US"/>
    </style:style>
    <style:style style:name="P140" style:family="paragraph" style:parent-style-name="Standard" style:list-style-name="L42">
      <style:text-properties fo:color="#000000" style:text-position="0% 100%" style:font-name="Linux Libertine Display G" fo:language="en" fo:country="US"/>
    </style:style>
    <style:style style:name="P141"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42" style:family="paragraph" style:parent-style-name="Standard">
      <style:paragraph-properties fo:text-align="center"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44"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45"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47"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48" style:family="paragraph" style:parent-style-name="Standard">
      <style:text-properties fo:color="#000000" style:text-position="super 58%" style:font-name="Linux Libertine Display G" fo:language="en" fo:country="US"/>
    </style:style>
    <style:style style:name="P149"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0" style:family="paragraph" style:parent-style-name="Standard">
      <style:paragraph-properties fo:text-align="start" style:justify-single-word="false"/>
      <style:text-properties fo:color="#000000" style:font-name="Linux Libertine Display G"/>
    </style:style>
    <style:style style:name="P151" style:family="paragraph" style:parent-style-name="Standard">
      <style:text-properties fo:color="#000000" style:font-name="Linux Libertine Display G" fo:font-size="12pt" fo:language="en" fo:country="US" style:font-size-asian="12pt" style:font-size-complex="12pt"/>
    </style:style>
    <style:style style:name="P152" style:family="paragraph" style:parent-style-name="Standard" style:list-style-name="L36">
      <style:text-properties fo:color="#000000" style:font-name="Linux Libertine Display G" fo:font-size="12pt" fo:language="en" fo:country="US" style:font-size-asian="12pt" style:font-size-complex="12pt"/>
    </style:style>
    <style:style style:name="P153" style:family="paragraph" style:parent-style-name="Standard">
      <style:text-properties fo:color="#000000" style:font-name="Linux Libertine Display G" fo:language="en" fo:country="US"/>
    </style:style>
    <style:style style:name="P154"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55" style:family="paragraph" style:parent-style-name="Standard">
      <style:text-properties style:font-name="Linux Libertine Display G"/>
    </style:style>
    <style:style style:name="P156" style:family="paragraph" style:parent-style-name="Standard">
      <style:text-properties style:font-name="Linux Libertine Display G" fo:language="en" fo:country="US"/>
    </style:style>
    <style:style style:name="P157" style:family="paragraph" style:parent-style-name="Standard">
      <style:paragraph-properties fo:text-align="start" style:justify-single-word="false"/>
      <style:text-properties style:font-name="Linux Libertine Display G" fo:language="en" fo:country="US"/>
    </style:style>
    <style:style style:name="P158" style:family="paragraph" style:parent-style-name="Standard" style:list-style-name="L8">
      <style:paragraph-properties fo:text-align="start" style:justify-single-word="false"/>
      <style:text-properties style:font-name="Linux Libertine Display G" fo:language="en" fo:country="US"/>
    </style:style>
    <style:style style:name="P159" style:family="paragraph" style:parent-style-name="Standard" style:list-style-name="L14">
      <style:paragraph-properties fo:text-align="start" style:justify-single-word="false"/>
      <style:text-properties style:font-name="Linux Libertine Display G" fo:language="en" fo:country="US"/>
    </style:style>
    <style:style style:name="P160" style:family="paragraph" style:parent-style-name="Standard" style:list-style-name="L16">
      <style:paragraph-properties fo:text-align="start" style:justify-single-word="false"/>
      <style:text-properties style:font-name="Linux Libertine Display G" fo:language="en" fo:country="US"/>
    </style:style>
    <style:style style:name="P161" style:family="paragraph" style:parent-style-name="Standard" style:list-style-name="L17">
      <style:paragraph-properties fo:text-align="start" style:justify-single-word="false"/>
      <style:text-properties style:font-name="Linux Libertine Display G" fo:language="en" fo:country="US"/>
    </style:style>
    <style:style style:name="P162" style:family="paragraph" style:parent-style-name="Standard" style:list-style-name="L64">
      <style:paragraph-properties fo:text-align="start" style:justify-single-word="false"/>
      <style:text-properties style:font-name="Linux Libertine Display G" fo:language="en" fo:country="US"/>
    </style:style>
    <style:style style:name="P163" style:family="paragraph" style:parent-style-name="Standard" style:list-style-name="L79">
      <style:paragraph-properties fo:text-align="start" style:justify-single-word="false"/>
      <style:text-properties style:font-name="Linux Libertine Display G" fo:language="en" fo:country="US"/>
    </style:style>
    <style:style style:name="P164" style:family="paragraph" style:parent-style-name="Standard" style:list-style-name="L80">
      <style:paragraph-properties fo:text-align="start" style:justify-single-word="false"/>
      <style:text-properties style:font-name="Linux Libertine Display G" fo:language="en" fo:country="US"/>
    </style:style>
    <style:style style:name="P165" style:family="paragraph" style:parent-style-name="Standard" style:list-style-name="L81">
      <style:paragraph-properties fo:text-align="start" style:justify-single-word="false"/>
      <style:text-properties style:font-name="Linux Libertine Display G" fo:language="en" fo:country="US"/>
    </style:style>
    <style:style style:name="P166" style:family="paragraph" style:parent-style-name="Standard" style:list-style-name="L82">
      <style:paragraph-properties fo:text-align="start" style:justify-single-word="false"/>
      <style:text-properties style:font-name="Linux Libertine Display G" fo:language="en" fo:country="US"/>
    </style:style>
    <style:style style:name="P167" style:family="paragraph" style:parent-style-name="Standard" style:list-style-name="L84">
      <style:paragraph-properties fo:text-align="start" style:justify-single-word="false"/>
      <style:text-properties style:font-name="Linux Libertine Display G" fo:language="en" fo:country="US"/>
    </style:style>
    <style:style style:name="P168" style:family="paragraph" style:parent-style-name="Standard">
      <style:paragraph-properties fo:text-align="start" style:justify-single-word="false"/>
      <style:text-properties style:font-name="Linux Libertine Display G" fo:language="en" fo:country="US" fo:background-color="#ffffff"/>
    </style:style>
    <style:style style:name="P169" style:family="paragraph" style:parent-style-name="Standard" style:list-style-name="L32">
      <style:text-properties style:font-name="Linux Libertine Display G" fo:language="en" fo:country="US"/>
    </style:style>
    <style:style style:name="P170" style:family="paragraph" style:parent-style-name="Standard" style:list-style-name="L35">
      <style:text-properties style:font-name="Linux Libertine Display G" fo:language="en" fo:country="US"/>
    </style:style>
    <style:style style:name="P171" style:family="paragraph" style:parent-style-name="Standard" style:list-style-name="L36">
      <style:text-properties style:font-name="Linux Libertine Display G" fo:language="en" fo:country="US"/>
    </style:style>
    <style:style style:name="P172" style:family="paragraph" style:parent-style-name="Standard" style:list-style-name="L40">
      <style:text-properties style:font-name="Linux Libertine Display G" fo:language="en" fo:country="US"/>
    </style:style>
    <style:style style:name="P173" style:family="paragraph" style:parent-style-name="Standard" style:list-style-name="L42">
      <style:text-properties style:font-name="Linux Libertine Display G" fo:language="en" fo:country="US"/>
    </style:style>
    <style:style style:name="P174" style:family="paragraph" style:parent-style-name="Standard">
      <style:paragraph-properties style:text-autospace="none"/>
      <style:text-properties style:font-name="Linux Libertine Display G" fo:language="en" fo:country="US"/>
    </style:style>
    <style:style style:name="P175" style:family="paragraph" style:parent-style-name="Standard" style:list-style-name="L60">
      <style:text-properties style:font-name="Linux Libertine Display G" fo:language="en" fo:country="US"/>
    </style:style>
    <style:style style:name="P176" style:family="paragraph" style:parent-style-name="Standard" style:list-style-name="L62">
      <style:text-properties style:font-name="Linux Libertine Display G" fo:language="en" fo:country="US"/>
    </style:style>
    <style:style style:name="P177" style:family="paragraph" style:parent-style-name="Standard" style:list-style-name="L68">
      <style:text-properties style:font-name="Linux Libertine Display G" fo:language="en" fo:country="US"/>
    </style:style>
    <style:style style:name="P178" style:family="paragraph" style:parent-style-name="Standard" style:list-style-name="L72">
      <style:text-properties style:font-name="Linux Libertine Display G" fo:language="en" fo:country="US"/>
    </style:style>
    <style:style style:name="P179" style:family="paragraph" style:parent-style-name="Standard" style:list-style-name="L73">
      <style:text-properties style:font-name="Linux Libertine Display G" fo:language="en" fo:country="US"/>
    </style:style>
    <style:style style:name="P180" style:family="paragraph" style:parent-style-name="Standard" style:list-style-name="L1">
      <style:text-properties style:font-name="Linux Libertine Display G"/>
    </style:style>
    <style:style style:name="P181" style:family="paragraph" style:parent-style-name="Standard">
      <style:text-properties style:font-name="Linux Libertine Display G" fo:font-size="12pt" style:font-name-asian="Times New Roman1" style:font-size-asian="12pt" style:font-name-complex="Times New Roman1" style:font-size-complex="12pt"/>
    </style:style>
    <style:style style:name="P182"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183" style:family="paragraph" style:parent-style-name="Standard">
      <style:text-properties style:font-name="Linux Libertine Display G" fo:font-size="12pt" style:font-size-asian="12pt" style:font-size-complex="12pt"/>
    </style:style>
    <style:style style:name="P184" style:family="paragraph" style:parent-style-name="Standard">
      <style:paragraph-properties fo:text-align="start" style:justify-single-word="false"/>
      <style:text-properties style:font-name="Linux Libertine Display G" fo:font-size="12pt" style:font-size-asian="12pt" style:font-size-complex="12pt"/>
    </style:style>
    <style:style style:name="P185" style:family="paragraph" style:parent-style-name="Standard">
      <style:paragraph-properties fo:text-align="start" style:justify-single-word="false"/>
      <style:text-properties style:font-name="Linux Libertine Display G"/>
    </style:style>
    <style:style style:name="P186" style:family="paragraph" style:parent-style-name="Standard" style:list-style-name="L5">
      <style:paragraph-properties fo:text-align="start" style:justify-single-word="false"/>
      <style:text-properties style:font-name="Linux Libertine Display G"/>
    </style:style>
    <style:style style:name="P187" style:family="paragraph" style:parent-style-name="Standard" style:list-style-name="L6">
      <style:paragraph-properties fo:text-align="start" style:justify-single-word="false"/>
      <style:text-properties style:font-name="Linux Libertine Display G"/>
    </style:style>
    <style:style style:name="P188" style:family="paragraph" style:parent-style-name="Standard" style:list-style-name="L7">
      <style:paragraph-properties fo:text-align="start" style:justify-single-word="false"/>
      <style:text-properties style:font-name="Linux Libertine Display G"/>
    </style:style>
    <style:style style:name="P189" style:family="paragraph" style:parent-style-name="Standard" style:list-style-name="L8">
      <style:paragraph-properties fo:text-align="start" style:justify-single-word="false"/>
      <style:text-properties style:font-name="Linux Libertine Display G"/>
    </style:style>
    <style:style style:name="P190" style:family="paragraph" style:parent-style-name="Standard" style:list-style-name="L25">
      <style:paragraph-properties fo:text-align="start" style:justify-single-word="false"/>
      <style:text-properties style:font-name="Linux Libertine Display G"/>
    </style:style>
    <style:style style:name="P191" style:family="paragraph" style:parent-style-name="Standard" style:list-style-name="L79">
      <style:paragraph-properties fo:text-align="start" style:justify-single-word="false"/>
      <style:text-properties style:font-name="Linux Libertine Display G"/>
    </style:style>
    <style:style style:name="P192" style:family="paragraph" style:parent-style-name="Standard">
      <style:paragraph-properties fo:text-align="start" style:justify-single-word="false"/>
      <style:text-properties style:font-name="Linux Libertine Display G" style:text-underline-style="none"/>
    </style:style>
    <style:style style:name="P193"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194" style:family="paragraph" style:parent-style-name="Standard" style:list-style-name="L36">
      <style:text-properties style:font-name="Linux Libertine Display G"/>
    </style:style>
    <style:style style:name="P195" style:family="paragraph" style:parent-style-name="Standard" style:list-style-name="L42">
      <style:text-properties style:font-name="Linux Libertine Display G"/>
    </style:style>
    <style:style style:name="P196"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97"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198"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99"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00" style:family="paragraph" style:parent-style-name="Standard">
      <style:text-properties fo:color="#cc0000" style:text-position="0% 100%" style:font-name="Linux Libertine Display G" fo:language="en" fo:country="US"/>
    </style:style>
    <style:style style:name="P201"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02"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03"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4" style:family="paragraph" style:parent-style-name="Standard">
      <style:text-properties fo:color="#cc0000" style:text-position="super 58%" style:font-name="Linux Libertine Display G" fo:language="en" fo:country="US"/>
    </style:style>
    <style:style style:name="P205"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06"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07"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0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0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1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12"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13"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14"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15" style:family="paragraph" style:parent-style-name="Standard">
      <style:paragraph-properties fo:break-before="page"/>
      <style:text-properties style:text-position="0% 100%" style:font-name="Linux Libertine Display G" fo:language="en" fo:country="US"/>
    </style:style>
    <style:style style:name="P21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7"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1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19"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2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2"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3"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24"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226"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27"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8"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9"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30"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1"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4"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5"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6" style:family="paragraph" style:parent-style-name="Standard">
      <style:paragraph-properties fo:margin-top="0in" fo:margin-bottom="0in"/>
      <style:text-properties fo:color="#000000" style:text-position="0% 100%" style:font-name="Linux Libertine Display G" fo:language="en" fo:country="US"/>
    </style:style>
    <style:style style:name="P237" style:family="paragraph" style:parent-style-name="Standard">
      <style:paragraph-properties fo:margin-top="0in" fo:margin-bottom="0in"/>
      <style:text-properties fo:color="#cc0000" style:text-position="0% 100%" style:font-name="Linux Libertine Display G" fo:language="en" fo:country="US"/>
    </style:style>
    <style:style style:name="P238" style:family="paragraph" style:parent-style-name="Standard">
      <style:paragraph-properties fo:margin-top="0in" fo:margin-bottom="0in"/>
      <style:text-properties style:text-position="0% 100%" style:font-name="Linux Libertine Display G" fo:language="en" fo:country="US"/>
    </style:style>
    <style:style style:name="P239"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language="en" fo:country="US" fo:font-weight="normal" style:font-size-asian="12pt" style:font-weight-asian="normal" style:font-size-complex="12pt" style:font-weight-complex="normal"/>
    </style:style>
    <style:style style:name="T14"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7" style:family="text">
      <style:text-properties fo:color="#0000cc" style:text-position="0% 100%" style:text-overline-style="none" style:text-overline-color="font-color"/>
    </style:style>
    <style:style style:name="T18" style:family="text">
      <style:text-properties fo:color="#0000cc" style:text-position="0% 100%" style:text-overline-style="solid" style:text-overline-width="auto" style:text-overline-color="font-color"/>
    </style:style>
    <style:style style:name="T19" style:family="text">
      <style:text-properties fo:color="#0000cc" fo:font-weight="normal" style:font-weight-asian="normal" style:font-weight-complex="normal"/>
    </style:style>
    <style:style style:name="T20" style:family="text">
      <style:text-properties fo:color="#0000cc" fo:font-weight="bold" style:font-weight-asian="bold" style:font-weight-complex="bold"/>
    </style:style>
    <style:style style:name="T21" style:family="text">
      <style:text-properties fo:color="#0000cc" style:text-position="super 58%"/>
    </style:style>
    <style:style style:name="T22" style:family="text">
      <style:text-properties fo:color="#0000cc" style:text-position="super 58%" fo:font-size="12pt" style:font-name-asian="Times New Roman1" style:font-size-asian="12pt" style:font-name-complex="Times New Roman1" style:font-size-complex="12pt"/>
    </style:style>
    <style:style style:name="T23" style:family="text">
      <style:text-properties fo:color="#0000cc" style:text-position="super 58%" fo:font-size="12pt" fo:font-weight="normal" style:font-size-asian="12pt" style:font-weight-asian="normal" style:font-size-complex="12pt" style:font-weight-complex="normal"/>
    </style:style>
    <style:style style:name="T24"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5" style:family="text">
      <style:text-properties fo:color="#0000cc" style:text-position="super 58%" fo:font-size="12pt" style:font-name-asian="Linux Libertine Display G1" style:font-size-asian="12pt" style:font-name-complex="Linux Libertine Display G1" style:font-size-complex="12pt"/>
    </style:style>
    <style:style style:name="T26"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7"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8" style:family="text">
      <style:text-properties fo:color="#0000cc" style:text-position="super 58%" style:text-overline-style="none" style:text-overline-color="font-color"/>
    </style:style>
    <style:style style:name="T29" style:family="text">
      <style:text-properties fo:color="#0000cc" style:text-position="super 58%" style:font-name-asian="SimSun" style:font-name-complex="Lucida Sans"/>
    </style:style>
    <style:style style:name="T30" style:family="text">
      <style:text-properties fo:color="#0000cc" style:text-position="super 58%" fo:font-style="normal" style:font-name-asian="Linux Libertine Display G1" style:font-style-asian="normal" style:font-name-complex="Linux Libertine Display G1" style:font-style-complex="normal"/>
    </style:style>
    <style:style style:name="T31" style:family="text">
      <style:text-properties fo:color="#0000cc" fo:font-size="14pt" style:font-size-asian="14pt" style:font-size-complex="14pt"/>
    </style:style>
    <style:style style:name="T32" style:family="text">
      <style:text-properties fo:color="#0000cc" fo:font-size="14pt" fo:font-weight="normal" style:font-size-asian="14pt" style:font-weight-asian="normal" style:font-size-complex="14pt" style:font-weight-complex="normal"/>
    </style:style>
    <style:style style:name="T33" style:family="text">
      <style:text-properties fo:color="#0000cc" style:font-name-asian="Linux Libertine Display G1" style:font-name-complex="Linux Libertine Display G1"/>
    </style:style>
    <style:style style:name="T34" style:family="text">
      <style:text-properties fo:color="#0000cc" style:text-position="sub 58%"/>
    </style:style>
    <style:style style:name="T35" style:family="text">
      <style:text-properties fo:color="#0000cc" style:text-overline-style="none" style:text-overline-color="font-color"/>
    </style:style>
    <style:style style:name="T36" style:family="text">
      <style:text-properties fo:color="#0000cc" fo:font-style="italic" style:font-style-asian="italic" style:font-style-complex="italic"/>
    </style:style>
    <style:style style:name="T37" style:family="text">
      <style:text-properties fo:color="#0000cc" fo:background-color="#ffffff"/>
    </style:style>
    <style:style style:name="T38" style:family="text">
      <style:text-properties fo:color="#0000cc" style:font-name-asian="SimSun" style:font-name-complex="Lucida Sans"/>
    </style:style>
    <style:style style:name="T39" style:family="text">
      <style:text-properties fo:color="#0000cc" fo:font-style="normal" style:font-name-asian="SimSun" style:font-style-asian="normal" style:font-name-complex="Lucida Sans" style:font-style-complex="normal"/>
    </style:style>
    <style:style style:name="T40" style:family="text">
      <style:text-properties fo:color="#0000cc" fo:font-style="normal" style:font-name-asian="Linux Libertine Display G1" style:font-style-asian="normal" style:font-name-complex="Linux Libertine Display G1" style:font-style-complex="normal"/>
    </style:style>
    <style:style style:name="T41" style:family="text">
      <style:text-properties fo:color="#000000"/>
    </style:style>
    <style:style style:name="T42" style:family="text">
      <style:text-properties fo:color="#000000" fo:font-size="12pt" fo:font-weight="normal" style:font-size-asian="12pt" style:font-weight-asian="normal" style:font-size-complex="12pt" style:font-weight-complex="normal"/>
    </style:style>
    <style:style style:name="T43"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44"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45" style:family="text">
      <style:text-properties fo:color="#000000" fo:font-size="12pt" style:font-size-asian="12pt" style:font-size-complex="12pt"/>
    </style:style>
    <style:style style:name="T46" style:family="text">
      <style:text-properties fo:color="#000000" fo:font-size="12pt" fo:language="en" fo:country="US" style:font-size-asian="12pt" style:font-size-complex="12pt"/>
    </style:style>
    <style:style style:name="T47" style:family="text">
      <style:text-properties fo:color="#000000" fo:font-size="12pt" fo:language="en" fo:country="US" style:font-size-asian="12pt" style:font-size-complex="12pt" style:text-overline-style="solid" style:text-overline-width="auto" style:text-overline-color="font-color"/>
    </style:style>
    <style:style style:name="T48"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49" style:family="text">
      <style:text-properties fo:color="#000000" fo:font-size="12pt" style:font-name-asian="Linux Libertine Display G1" style:font-size-asian="12pt" style:font-name-complex="Linux Libertine Display G1" style:font-size-complex="12pt"/>
    </style:style>
    <style:style style:name="T50"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51" style:family="text">
      <style:text-properties fo:color="#000000" style:text-position="0% 100%"/>
    </style:style>
    <style:style style:name="T52" style:family="text">
      <style:text-properties fo:color="#000000" style:text-position="0% 100%" fo:font-size="12pt" fo:font-weight="normal" style:font-size-asian="12pt" style:font-weight-asian="normal" style:font-size-complex="12pt" style:font-weight-complex="normal"/>
    </style:style>
    <style:style style:name="T53"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54"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55"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5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57" style:family="text">
      <style:text-properties fo:color="#000000" style:text-position="0% 100%" fo:font-size="12pt" fo:font-weight="bold" style:font-size-asian="12pt" style:font-weight-asian="bold" style:font-size-complex="12pt" style:font-weight-complex="bold"/>
    </style:style>
    <style:style style:name="T58" style:family="text">
      <style:text-properties fo:color="#000000" style:text-position="0% 100%" fo:font-size="12pt" fo:language="en" fo:country="US" fo:font-weight="normal" style:font-size-asian="12pt" style:font-weight-asian="normal" style:font-size-complex="12pt" style:font-weight-complex="normal"/>
    </style:style>
    <style:style style:name="T59" style:family="text">
      <style:text-properties fo:color="#000000" style:text-position="0% 100%" fo:font-size="12pt" fo:language="en" fo:country="US" style:font-size-asian="12pt" style:font-size-complex="12pt"/>
    </style:style>
    <style:style style:name="T60"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61" style:family="text">
      <style:text-properties fo:color="#000000" style:text-position="0% 100%" fo:font-size="12pt" fo:language="en" fo:country="US" style:font-size-asian="12pt" style:font-size-complex="12pt" style:text-overline-style="none" style:text-overline-color="font-color"/>
    </style:style>
    <style:style style:name="T62" style:family="text">
      <style:text-properties fo:color="#000000" style:text-position="0% 100%" fo:font-size="12pt" fo:language="en" fo:country="US" fo:font-style="italic" style:font-size-asian="12pt" style:font-style-asian="italic" style:font-size-complex="12pt" style:font-style-complex="italic"/>
    </style:style>
    <style:style style:name="T63"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64"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5" style:family="text">
      <style:text-properties fo:color="#000000" style:text-position="0% 100%" fo:font-size="12pt" style:font-name-asian="Times New Roman1" style:font-size-asian="12pt" style:font-name-complex="Times New Roman1" style:font-size-complex="12pt"/>
    </style:style>
    <style:style style:name="T66"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8" style:family="text">
      <style:text-properties fo:color="#000000" style:text-position="0% 100%" style:font-name-asian="SimSun" style:font-name-complex="Lucida Sans"/>
    </style:style>
    <style:style style:name="T69" style:family="text">
      <style:text-properties fo:color="#000000" style:text-position="0% 100%" fo:font-style="normal" style:font-style-asian="normal" style:font-style-complex="normal"/>
    </style:style>
    <style:style style:name="T70" style:family="text">
      <style:text-properties fo:color="#000000" style:text-position="0% 100%" style:font-name-asian="Linux Libertine Display G1" style:font-name-complex="Linux Libertine Display G1"/>
    </style:style>
    <style:style style:name="T71" style:family="text">
      <style:text-properties fo:color="#000000" style:text-position="0% 100%" style:text-overline-style="solid" style:text-overline-width="auto" style:text-overline-color="font-color"/>
    </style:style>
    <style:style style:name="T72" style:family="text">
      <style:text-properties fo:color="#000000" style:text-position="0% 100%" fo:language="en" fo:country="US" fo:font-style="normal" fo:font-weight="normal" style:font-style-asian="normal" style:font-weight-asian="normal" style:font-style-complex="normal" style:font-weight-complex="normal"/>
    </style:style>
    <style:style style:name="T73" style:family="text">
      <style:text-properties fo:color="#000000" fo:font-weight="normal" style:font-weight-asian="normal" style:font-weight-complex="normal"/>
    </style:style>
    <style:style style:name="T74" style:family="text">
      <style:text-properties fo:color="#000000" style:text-position="super 58%"/>
    </style:style>
    <style:style style:name="T75" style:family="text">
      <style:text-properties fo:color="#000000" style:text-position="super 58%" fo:font-style="normal" style:font-style-asian="normal" style:font-style-complex="normal"/>
    </style:style>
    <style:style style:name="T76" style:family="text">
      <style:text-properties fo:color="#000000" style:text-position="super 58%" fo:font-style="normal" style:font-name-asian="Times New Roman1" style:font-style-asian="normal" style:font-name-complex="Times New Roman1" style:font-style-complex="normal"/>
    </style:style>
    <style:style style:name="T77" style:family="text">
      <style:text-properties fo:color="#000000" style:text-position="super 58%" fo:font-style="normal" style:font-name-asian="Linux Libertine Display G1" style:font-style-asian="normal" style:font-name-complex="Linux Libertine Display G1" style:font-style-complex="normal"/>
    </style:style>
    <style:style style:name="T78" style:family="text">
      <style:text-properties fo:color="#000000" style:text-position="super 58%" style:font-name-asian="SimSun" style:font-name-complex="Lucida Sans"/>
    </style:style>
    <style:style style:name="T79" style:family="text">
      <style:text-properties fo:color="#000000" style:text-position="super 58%" style:font-name-asian="Times New Roman1" style:font-name-complex="Times New Roman1"/>
    </style:style>
    <style:style style:name="T80" style:family="text">
      <style:text-properties fo:color="#000000" style:text-position="super 58%" style:font-name-asian="Symbol" style:font-name-complex="Symbol"/>
    </style:style>
    <style:style style:name="T81" style:family="text">
      <style:text-properties fo:color="#000000" style:text-position="super 58%" fo:font-size="12pt" fo:language="en" fo:country="US" fo:font-weight="normal" style:font-size-asian="12pt" style:font-weight-asian="normal" style:font-size-complex="12pt" style:font-weight-complex="normal"/>
    </style:style>
    <style:style style:name="T82" style:family="text">
      <style:text-properties fo:color="#000000" style:text-position="super 58%" fo:font-size="12pt" fo:language="en" fo:country="US" style:font-size-asian="12pt" style:font-size-complex="12pt"/>
    </style:style>
    <style:style style:name="T83" style:family="text">
      <style:text-properties fo:color="#000000" style:text-position="super 58%" fo:font-size="12pt" fo:font-weight="normal" style:font-size-asian="12pt" style:font-weight-asian="normal" style:font-size-complex="12pt" style:font-weight-complex="normal"/>
    </style:style>
    <style:style style:name="T84"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85"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86"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7" style:family="text">
      <style:text-properties fo:color="#000000" style:text-position="super 58%" fo:font-size="12pt" style:font-name-asian="Times New Roman1" style:font-size-asian="12pt" style:font-name-complex="Times New Roman1" style:font-size-complex="12pt"/>
    </style:style>
    <style:style style:name="T88" style:family="text">
      <style:text-properties fo:color="#000000" style:text-position="super 58%" fo:font-size="12pt" style:font-name-asian="Linux Libertine Display G1" style:font-size-asian="12pt" style:font-name-complex="Linux Libertine Display G1" style:font-size-complex="12pt"/>
    </style:style>
    <style:style style:name="T89"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0" style:family="text">
      <style:text-properties fo:color="#000000" style:text-position="super 58%" style:text-overline-style="solid" style:text-overline-width="auto" style:text-overline-color="font-color"/>
    </style:style>
    <style:style style:name="T91"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92" style:family="text">
      <style:text-properties fo:color="#000000" style:text-position="super 58%" fo:background-color="#ffffff"/>
    </style:style>
    <style:style style:name="T93" style:family="text">
      <style:text-properties fo:color="#000000" style:text-position="super 58%" style:font-name-asian="Linux Libertine Display G1" style:font-name-complex="Linux Libertine Display G1"/>
    </style:style>
    <style:style style:name="T94" style:family="text">
      <style:text-properties fo:color="#000000" fo:font-style="normal" style:font-style-asian="normal" style:font-style-complex="normal"/>
    </style:style>
    <style:style style:name="T95" style:family="text">
      <style:text-properties fo:color="#000000" fo:font-style="normal" style:font-style-asian="normal" style:font-style-complex="normal" style:text-overline-style="solid" style:text-overline-width="auto" style:text-overline-color="font-color"/>
    </style:style>
    <style:style style:name="T96" style:family="text">
      <style:text-properties fo:color="#000000" fo:font-style="normal" style:font-name-asian="Times New Roman1" style:font-style-asian="normal" style:font-name-complex="Times New Roman1" style:font-style-complex="normal"/>
    </style:style>
    <style:style style:name="T97" style:family="text">
      <style:text-properties fo:color="#000000" fo:font-style="normal" style:font-name-asian="Linux Libertine Display G1" style:font-style-asian="normal" style:font-name-complex="Linux Libertine Display G1" style:font-style-complex="normal"/>
    </style:style>
    <style:style style:name="T98" style:family="text">
      <style:text-properties fo:color="#000000" fo:font-style="normal" style:font-name-asian="SimSun" style:font-style-asian="normal" style:font-name-complex="Lucida Sans" style:font-style-complex="normal"/>
    </style:style>
    <style:style style:name="T99" style:family="text">
      <style:text-properties fo:color="#000000" fo:font-style="normal" style:text-underline-style="solid" style:text-underline-width="auto" style:text-underline-color="font-color" style:font-style-asian="normal" style:font-style-complex="normal"/>
    </style:style>
    <style:style style:name="T100" style:family="text">
      <style:text-properties fo:color="#000000" fo:font-style="italic" style:font-style-asian="italic" style:font-style-complex="italic"/>
    </style:style>
    <style:style style:name="T101" style:family="text">
      <style:text-properties fo:color="#000000" style:text-position="sub 58%"/>
    </style:style>
    <style:style style:name="T102" style:family="text">
      <style:text-properties fo:color="#000000" style:text-position="sub 58%" style:font-name-asian="SimSun" style:font-name-complex="Lucida Sans"/>
    </style:style>
    <style:style style:name="T103" style:family="text">
      <style:text-properties fo:color="#000000" style:text-position="sub 58%" fo:font-style="normal" style:font-style-asian="normal" style:font-style-complex="normal"/>
    </style:style>
    <style:style style:name="T104" style:family="text">
      <style:text-properties fo:color="#000000" style:text-position="sub 58%" fo:font-style="normal" style:font-name-asian="SimSun" style:font-style-asian="normal" style:font-name-complex="Lucida Sans" style:font-style-complex="normal"/>
    </style:style>
    <style:style style:name="T105" style:family="text">
      <style:text-properties fo:color="#000000" style:text-position="sub 58%" fo:font-size="12pt" fo:font-weight="normal" style:font-size-asian="12pt" style:font-weight-asian="normal" style:font-size-complex="12pt" style:font-weight-complex="normal"/>
    </style:style>
    <style:style style:name="T106"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07" style:family="text">
      <style:text-properties fo:color="#000000" style:font-name-asian="Times New Roman1" style:font-name-complex="Times New Roman1"/>
    </style:style>
    <style:style style:name="T108" style:family="text">
      <style:text-properties fo:color="#000000" style:font-name-asian="Times New Roman1" style:font-name-complex="Times New Roman1" style:text-overline-style="solid" style:text-overline-width="auto" style:text-overline-color="font-color"/>
    </style:style>
    <style:style style:name="T109" style:family="text">
      <style:text-properties fo:color="#000000" style:font-name-asian="SimSun" style:font-name-complex="Lucida Sans"/>
    </style:style>
    <style:style style:name="T110" style:family="text">
      <style:text-properties fo:color="#000000" style:font-name-asian="SimSun" style:font-name-complex="Lucida Sans" style:text-overline-style="solid" style:text-overline-width="auto" style:text-overline-color="font-color"/>
    </style:style>
    <style:style style:name="T111" style:family="text">
      <style:text-properties fo:color="#000000" style:font-name-asian="Symbol" style:font-name-complex="Symbol"/>
    </style:style>
    <style:style style:name="T112" style:family="text">
      <style:text-properties fo:color="#000000" style:font-name-asian="Linux Libertine Display G1" style:font-name-complex="Linux Libertine Display G1"/>
    </style:style>
    <style:style style:name="T113" style:family="text">
      <style:text-properties fo:color="#000000" style:text-underline-style="solid" style:text-underline-width="auto" style:text-underline-color="font-color"/>
    </style:style>
    <style:style style:name="T114" style:family="text">
      <style:text-properties fo:color="#000000" fo:background-color="#ffff99"/>
    </style:style>
    <style:style style:name="T115" style:family="text">
      <style:text-properties fo:color="#000000" fo:font-size="14pt" style:font-size-asian="14pt" style:font-size-complex="14pt"/>
    </style:style>
    <style:style style:name="T116"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17"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18" style:family="text">
      <style:text-properties fo:color="#000000" style:font-name="Linux Libertine Display G" fo:font-size="12pt" fo:language="en" fo:country="US" style:font-size-asian="12pt" style:font-size-complex="12pt"/>
    </style:style>
    <style:style style:name="T119" style:family="text">
      <style:text-properties fo:color="#000000" style:text-overline-style="solid" style:text-overline-width="auto" style:text-overline-color="font-color"/>
    </style:style>
    <style:style style:name="T120" style:family="text">
      <style:text-properties fo:color="#000000" fo:background-color="#ffffff"/>
    </style:style>
    <style:style style:name="T121" style:family="text">
      <style:text-properties fo:color="#000000" fo:font-size="11.5pt" fo:font-style="normal" style:font-name-asian="Symbol" style:font-size-asian="11.5pt" style:font-style-asian="normal" style:font-name-complex="Symbol" style:font-size-complex="11.5pt" style:font-style-complex="normal"/>
    </style:style>
    <style:style style:name="T122" style:family="text">
      <style:text-properties fo:color="#000000" style:text-position="41% 100%" fo:font-size="12pt" style:font-name-asian="Times New Roman1" style:font-size-asian="12pt" style:font-name-complex="Times New Roman1" style:font-size-complex="12pt"/>
    </style:style>
    <style:style style:name="T123" style:family="text">
      <style:text-properties style:font-style-asian="normal" style:font-style-complex="normal"/>
    </style:style>
    <style:style style:name="T124" style:family="text">
      <style:text-properties fo:font-size="12pt" style:font-size-asian="12pt" style:font-size-complex="12pt"/>
    </style:style>
    <style:style style:name="T125" style:family="text">
      <style:text-properties fo:font-size="12pt" style:font-size-asian="12pt" style:font-size-complex="12pt" style:text-overline-style="solid" style:text-overline-width="auto" style:text-overline-color="font-color"/>
    </style:style>
    <style:style style:name="T126" style:family="text">
      <style:text-properties fo:font-size="12pt" fo:font-weight="normal" style:font-size-asian="12pt" style:font-weight-asian="normal" style:font-size-complex="12pt" style:font-weight-complex="normal"/>
    </style:style>
    <style:style style:name="T127"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28" style:family="text">
      <style:text-properties fo:font-size="12pt" style:font-name-asian="Times New Roman1" style:font-size-asian="12pt" style:font-name-complex="Times New Roman1" style:font-size-complex="12pt"/>
    </style:style>
    <style:style style:name="T129" style:family="text">
      <style:text-properties fo:font-size="12pt" fo:font-style="italic" style:font-size-asian="12pt" style:font-style-asian="italic" style:font-size-complex="12pt" style:font-style-complex="italic"/>
    </style:style>
    <style:style style:name="T130" style:family="text">
      <style:text-properties fo:font-size="12pt" fo:language="en" fo:country="US" style:font-size-asian="12pt" style:font-size-complex="12pt"/>
    </style:style>
    <style:style style:name="T131"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33" style:family="text">
      <style:text-properties fo:color="#ff3333"/>
    </style:style>
    <style:style style:name="T134" style:family="text">
      <style:text-properties fo:color="#ff3333" style:text-position="super 58%"/>
    </style:style>
    <style:style style:name="T135" style:family="text">
      <style:text-properties fo:color="#ff3333" style:text-position="super 58%" fo:font-style="normal" style:font-name-asian="Times New Roman1" style:font-style-asian="normal" style:font-name-complex="Times New Roman1" style:font-style-complex="normal"/>
    </style:style>
    <style:style style:name="T136" style:family="text">
      <style:text-properties fo:color="#ff3333" fo:font-style="normal" style:font-name-asian="Times New Roman1" style:font-style-asian="normal" style:font-name-complex="Times New Roman1" style:font-style-complex="normal"/>
    </style:style>
    <style:style style:name="T137" style:family="text">
      <style:text-properties fo:color="#ff3333" fo:font-style="normal" style:font-name-asian="Symbol" style:font-style-asian="normal" style:font-name-complex="Symbol" style:font-style-complex="normal"/>
    </style:style>
    <style:style style:name="T138" style:family="text">
      <style:text-properties fo:color="#ff3333" style:font-name-asian="Symbol" style:font-name-complex="Symbol"/>
    </style:style>
    <style:style style:name="T139" style:family="text">
      <style:text-properties fo:color="#ff3333" style:text-overline-style="none" style:text-overline-color="font-color"/>
    </style:style>
    <style:style style:name="T140" style:family="text">
      <style:text-properties style:text-position="super 58%"/>
    </style:style>
    <style:style style:name="T141" style:family="text">
      <style:text-properties style:text-position="super 58%" style:font-name-asian="SimSun" style:font-name-complex="Lucida Sans"/>
    </style:style>
    <style:style style:name="T142" style:family="text">
      <style:text-properties style:text-position="super 58%" fo:font-style="normal" style:font-name-asian="Times New Roman1" style:font-style-asian="normal" style:font-name-complex="Times New Roman1" style:font-style-complex="normal"/>
    </style:style>
    <style:style style:name="T143" style:family="text">
      <style:text-properties style:text-position="super 58%" fo:font-style="normal" style:font-style-asian="normal" style:font-style-complex="normal"/>
    </style:style>
    <style:style style:name="T144" style:family="text">
      <style:text-properties style:text-position="super 58%" fo:font-style="normal" style:font-name-asian="Linux Libertine Display G1" style:font-style-asian="normal" style:font-name-complex="Linux Libertine Display G1" style:font-style-complex="normal"/>
    </style:style>
    <style:style style:name="T145"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46" style:family="text">
      <style:text-properties style:text-position="super 58%" style:font-name-asian="Symbol" style:font-name-complex="Symbol"/>
    </style:style>
    <style:style style:name="T147" style:family="text">
      <style:text-properties style:text-position="super 58%" fo:font-size="12pt" style:font-name-asian="Times New Roman1" style:font-size-asian="12pt" style:font-name-complex="Times New Roman1" style:font-size-complex="12pt"/>
    </style:style>
    <style:style style:name="T148" style:family="text">
      <style:text-properties style:text-position="super 58%" fo:font-size="12pt" fo:language="en" fo:country="US" style:font-size-asian="12pt" style:font-size-complex="12pt"/>
    </style:style>
    <style:style style:name="T149" style:family="text">
      <style:text-properties style:text-position="super 58%" fo:font-size="12pt" fo:language="en" fo:country="US" fo:background-color="#ffffff" style:font-size-asian="12pt" style:font-size-complex="12pt"/>
    </style:style>
    <style:style style:name="T150"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52"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3"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54" style:family="text">
      <style:text-properties style:text-position="super 58%" fo:font-size="11.5pt" style:font-name-asian="Symbol" style:font-size-asian="11.5pt" style:font-name-complex="Symbol" style:font-size-complex="11.5pt"/>
    </style:style>
    <style:style style:name="T155" style:family="text">
      <style:text-properties style:text-position="super 58%" fo:background-color="#cfe7f5"/>
    </style:style>
    <style:style style:name="T156" style:family="text">
      <style:text-properties style:text-position="super 58%" style:text-overline-style="none" style:text-overline-color="font-color"/>
    </style:style>
    <style:style style:name="T157" style:family="text">
      <style:text-properties style:text-position="super 58%" style:font-name-asian="Times New Roman1" style:font-name-complex="Times New Roman1" style:text-overline-style="none" style:text-overline-color="font-color"/>
    </style:style>
    <style:style style:name="T158" style:family="text">
      <style:text-properties style:text-position="super 58%" style:text-overline-style="solid" style:text-overline-width="auto" style:text-overline-color="font-color"/>
    </style:style>
    <style:style style:name="T159" style:family="text">
      <style:text-properties style:text-position="sub 58%"/>
    </style:style>
    <style:style style:name="T160" style:family="text">
      <style:text-properties style:text-position="sub 58%" fo:font-size="12pt" style:font-name-asian="Times New Roman1" style:font-size-asian="12pt" style:font-name-complex="Times New Roman1" style:font-size-complex="12pt"/>
    </style:style>
    <style:style style:name="T161" style:family="text">
      <style:text-properties style:text-position="sub 58%" fo:font-size="12pt" fo:language="en" fo:country="US" style:font-size-asian="12pt" style:font-size-complex="12pt"/>
    </style:style>
    <style:style style:name="T162" style:family="text">
      <style:text-properties style:text-position="sub 58%" fo:font-size="12pt" fo:language="en" fo:country="US" fo:background-color="#ffffff" style:font-size-asian="12pt" style:font-size-complex="12pt"/>
    </style:style>
    <style:style style:name="T163" style:family="text">
      <style:text-properties style:text-position="sub 58%" fo:font-weight="bold" style:font-weight-asian="bold" style:font-weight-complex="bold"/>
    </style:style>
    <style:style style:name="T164" style:family="text">
      <style:text-properties style:text-position="sub 58%" fo:font-size="11.5pt" style:font-name-asian="Symbol" style:font-size-asian="11.5pt" style:font-name-complex="Symbol" style:font-size-complex="11.5pt"/>
    </style:style>
    <style:style style:name="T165" style:family="text">
      <style:text-properties style:text-position="sub 58%" fo:font-size="16pt" style:font-size-asian="16pt" style:font-size-complex="16pt"/>
    </style:style>
    <style:style style:name="T166" style:family="text">
      <style:text-properties style:text-position="sub 58%" fo:background-color="#cfe7f5"/>
    </style:style>
    <style:style style:name="T167" style:family="text">
      <style:text-properties style:text-position="sub 58%" fo:font-style="normal" style:font-name-asian="Linux Libertine Display G1" style:font-style-asian="normal" style:font-name-complex="Linux Libertine Display G1" style:font-style-complex="normal"/>
    </style:style>
    <style:style style:name="T168" style:family="text">
      <style:text-properties style:text-position="0% 100%"/>
    </style:style>
    <style:style style:name="T169" style:family="text">
      <style:text-properties style:text-position="0% 100%" fo:font-size="12pt" style:font-name-asian="Times New Roman1" style:font-size-asian="12pt" style:font-name-complex="Times New Roman1" style:font-size-complex="12pt"/>
    </style:style>
    <style:style style:name="T170"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171" style:family="text">
      <style:text-properties style:text-position="0% 100%" fo:font-size="12pt" style:font-size-asian="12pt" style:font-size-complex="12pt"/>
    </style:style>
    <style:style style:name="T172" style:family="text">
      <style:text-properties style:text-position="0% 100%" fo:font-size="12pt" fo:language="en" fo:country="US" fo:background-color="#ffffff" style:font-size-asian="12pt" style:font-size-complex="12pt"/>
    </style:style>
    <style:style style:name="T173"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4" style:family="text">
      <style:text-properties style:text-position="0% 100%" fo:font-weight="normal" style:font-weight-asian="normal" style:font-weight-complex="normal"/>
    </style:style>
    <style:style style:name="T175" style:family="text">
      <style:text-properties style:text-position="0% 100%" fo:font-size="11.5pt" style:font-name-asian="Symbol" style:font-size-asian="11.5pt" style:font-name-complex="Symbol" style:font-size-complex="11.5pt"/>
    </style:style>
    <style:style style:name="T176" style:family="text">
      <style:text-properties style:text-position="0% 100%" fo:font-style="italic" style:font-style-asian="italic" style:font-style-complex="italic"/>
    </style:style>
    <style:style style:name="T177" style:family="text">
      <style:text-properties style:text-position="0% 100%" fo:font-size="16pt" style:font-size-asian="16pt" style:font-size-complex="16pt"/>
    </style:style>
    <style:style style:name="T178" style:family="text">
      <style:text-properties style:text-position="0% 100%" style:text-overline-style="none" style:text-overline-color="font-color"/>
    </style:style>
    <style:style style:name="T179" style:family="text">
      <style:text-properties style:text-position="0% 100%" style:text-overline-style="solid" style:text-overline-width="auto" style:text-overline-color="font-color"/>
    </style:style>
    <style:style style:name="T180" style:family="text">
      <style:text-properties style:text-position="0% 100%" style:font-name-asian="Linux Libertine Display G1" style:font-name-complex="Linux Libertine Display G1"/>
    </style:style>
    <style:style style:name="T181" style:family="text">
      <style:text-properties style:font-name-asian="Times New Roman1" style:font-name-complex="Times New Roman1"/>
    </style:style>
    <style:style style:name="T182" style:family="text">
      <style:text-properties style:font-name-asian="Times New Roman1" style:font-name-complex="Times New Roman1" style:text-overline-style="none" style:text-overline-color="font-color"/>
    </style:style>
    <style:style style:name="T183" style:family="text">
      <style:text-properties style:font-name-asian="Times New Roman1" style:font-name-complex="Times New Roman1" style:text-overline-style="solid" style:text-overline-width="auto" style:text-overline-color="font-color"/>
    </style:style>
    <style:style style:name="T184" style:family="text">
      <style:text-properties style:font-name-asian="SimSun" style:font-name-complex="Lucida Sans"/>
    </style:style>
    <style:style style:name="T185" style:family="text">
      <style:text-properties fo:font-style="italic" fo:background-color="#ffffff" style:font-style-asian="italic" style:font-style-complex="italic"/>
    </style:style>
    <style:style style:name="T186" style:family="text">
      <style:text-properties fo:font-style="italic" style:font-name-asian="Times New Roman1" style:font-style-asian="italic" style:font-name-complex="Times New Roman1"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text-overline-style="none" style:text-overline-color="font-color"/>
    </style:style>
    <style:style style:name="T189" style:family="text">
      <style:text-properties fo:font-style="italic" fo:font-weight="bold" style:font-style-asian="italic" style:font-weight-asian="bold" style:font-style-complex="italic" style:font-weight-complex="bold"/>
    </style:style>
    <style:style style:name="T190" style:family="text">
      <style:text-properties fo:font-style="italic" style:font-name-asian="Linux Libertine Display G1" style:font-style-asian="italic" style:font-name-complex="Linux Libertine Display G1" style:font-style-complex="italic"/>
    </style:style>
    <style:style style:name="T191" style:family="text">
      <style:text-properties fo:font-style="normal" style:font-name-asian="Times New Roman1" style:font-style-asian="normal" style:font-name-complex="Times New Roman1" style:font-style-complex="normal"/>
    </style:style>
    <style:style style:name="T192" style:family="text">
      <style:text-properties fo:font-style="normal" style:font-style-asian="normal" style:font-style-complex="normal"/>
    </style:style>
    <style:style style:name="T193" style:family="text">
      <style:text-properties fo:font-style="normal" style:font-style-asian="normal" style:font-style-complex="normal" style:text-overline-style="none" style:text-overline-color="font-color"/>
    </style:style>
    <style:style style:name="T194" style:family="text">
      <style:text-properties fo:font-style="normal" style:font-name-asian="Linux Libertine Display G1" style:font-style-asian="normal" style:font-name-complex="Linux Libertine Display G1" style:font-style-complex="normal"/>
    </style:style>
    <style:style style:name="T195"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96" style:family="text">
      <style:text-properties style:font-name-asian="Symbol" style:font-name-complex="Symbol"/>
    </style:style>
    <style:style style:name="T197" style:family="text">
      <style:text-properties fo:color="#cc0000"/>
    </style:style>
    <style:style style:name="T198" style:family="text">
      <style:text-properties fo:color="#cc0000" style:font-name-asian="Symbol" style:font-name-complex="Symbol"/>
    </style:style>
    <style:style style:name="T199" style:family="text">
      <style:text-properties fo:color="#cc0000" style:text-position="super 58%"/>
    </style:style>
    <style:style style:name="T200" style:family="text">
      <style:text-properties fo:color="#cc0000" style:text-position="super 58%" style:font-name-asian="Symbol" style:font-name-complex="Symbol"/>
    </style:style>
    <style:style style:name="T201" style:family="text">
      <style:text-properties fo:color="#cc0000" style:text-position="super 58%" fo:font-size="12pt" style:font-name-asian="Times New Roman1" style:font-size-asian="12pt" style:font-name-complex="Times New Roman1" style:font-size-complex="12pt"/>
    </style:style>
    <style:style style:name="T202" style:family="text">
      <style:text-properties fo:color="#cc0000" style:text-position="super 58%" fo:font-size="12pt" fo:language="en" fo:country="US" style:font-size-asian="12pt" style:font-size-complex="12pt"/>
    </style:style>
    <style:style style:name="T203" style:family="text">
      <style:text-properties fo:color="#cc0000" style:text-position="super 58%" fo:font-size="12pt" fo:language="en" fo:country="US" style:font-size-asian="12pt" style:font-size-complex="12pt" style:text-overline-style="none" style:text-overline-color="font-color"/>
    </style:style>
    <style:style style:name="T204" style:family="text">
      <style:text-properties fo:color="#cc0000" style:text-position="super 58%" fo:font-style="normal" style:font-name-asian="Linux Libertine Display G1" style:font-style-asian="normal" style:font-name-complex="Linux Libertine Display G1" style:font-style-complex="normal"/>
    </style:style>
    <style:style style:name="T205"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06" style:family="text">
      <style:text-properties fo:color="#cc0000" style:text-position="0% 100%"/>
    </style:style>
    <style:style style:name="T207" style:family="text">
      <style:text-properties fo:color="#cc0000" style:text-position="0% 100%" fo:font-size="12pt" style:font-name-asian="Times New Roman1" style:font-size-asian="12pt" style:font-name-complex="Times New Roman1" style:font-size-complex="12pt"/>
    </style:style>
    <style:style style:name="T208" style:family="text">
      <style:text-properties fo:color="#cc0000" style:text-position="0% 100%" fo:font-size="12pt" fo:font-weight="normal" style:font-size-asian="12pt" style:font-weight-asian="normal" style:font-size-complex="12pt" style:font-weight-complex="normal"/>
    </style:style>
    <style:style style:name="T209"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10" style:family="text">
      <style:text-properties fo:color="#cc0000" style:text-position="0% 100%" fo:font-size="12pt" fo:language="en" fo:country="US" style:font-size-asian="12pt" style:font-size-complex="12pt"/>
    </style:style>
    <style:style style:name="T211" style:family="text">
      <style:text-properties fo:color="#cc0000" style:text-position="0% 100%" fo:font-size="12pt" fo:language="en" fo:country="US" style:font-size-asian="12pt" style:font-size-complex="12pt" style:text-overline-style="none" style:text-overline-color="font-color"/>
    </style:style>
    <style:style style:name="T212" style:family="text">
      <style:text-properties fo:color="#cc0000" style:text-position="0% 100%" fo:font-size="12pt" fo:language="en" fo:country="US" fo:font-weight="normal" style:font-size-asian="12pt" style:font-weight-asian="normal" style:font-size-complex="12pt" style:font-weight-complex="normal"/>
    </style:style>
    <style:style style:name="T213" style:family="text">
      <style:text-properties fo:color="#cc0000" style:text-position="0% 100%" style:text-overline-style="solid" style:text-overline-width="auto" style:text-overline-color="font-color"/>
    </style:style>
    <style:style style:name="T214" style:family="text">
      <style:text-properties fo:color="#cc0000" fo:font-style="italic" style:font-style-asian="italic" style:font-style-complex="italic"/>
    </style:style>
    <style:style style:name="T215" style:family="text">
      <style:text-properties fo:color="#cc0000" style:text-position="sub 58%"/>
    </style:style>
    <style:style style:name="T216" style:family="text">
      <style:text-properties fo:color="#cc0000" style:text-position="sub 58%" fo:font-style="normal" style:font-name-asian="Linux Libertine Display G1" style:font-style-asian="normal" style:font-name-complex="Linux Libertine Display G1" style:font-style-complex="normal"/>
    </style:style>
    <style:style style:name="T217" style:family="text">
      <style:text-properties fo:color="#cc0000" style:font-name-asian="SimSun" style:font-name-complex="Lucida Sans"/>
    </style:style>
    <style:style style:name="T218" style:family="text">
      <style:text-properties fo:color="#cc0000" fo:font-style="normal" style:font-name-asian="SimSun" style:font-style-asian="normal" style:font-name-complex="Lucida Sans" style:font-style-complex="normal"/>
    </style:style>
    <style:style style:name="T219" style:family="text">
      <style:text-properties fo:color="#cc0000" fo:font-style="normal" style:font-name-asian="Linux Libertine Display G1" style:font-style-asian="normal" style:font-name-complex="Linux Libertine Display G1" style:font-style-complex="normal"/>
    </style:style>
    <style:style style:name="T220" style:family="text">
      <style:text-properties fo:color="#cc0000" fo:font-style="normal" fo:background-color="#ffffff" style:font-name-asian="Linux Libertine Display G1" style:font-style-asian="normal" style:font-name-complex="Linux Libertine Display G1" style:font-style-complex="normal"/>
    </style:style>
    <style:style style:name="T221" style:family="text">
      <style:text-properties fo:color="#009900"/>
    </style:style>
    <style:style style:name="T222" style:family="text">
      <style:text-properties fo:color="#009900" style:text-position="super 58%"/>
    </style:style>
    <style:style style:name="T223" style:family="text">
      <style:text-properties fo:color="#009900" style:text-position="super 58%" style:font-name-asian="Symbol" style:font-name-complex="Symbol"/>
    </style:style>
    <style:style style:name="T224" style:family="text">
      <style:text-properties fo:color="#009900" style:text-position="super 58%" fo:font-size="12pt" style:font-name-asian="Linux Libertine Display G1" style:font-size-asian="12pt" style:font-name-complex="Linux Libertine Display G1" style:font-size-complex="12pt"/>
    </style:style>
    <style:style style:name="T225" style:family="text">
      <style:text-properties fo:color="#009900" style:font-name-asian="Symbol" style:font-name-complex="Symbol"/>
    </style:style>
    <style:style style:name="T226" style:family="text">
      <style:text-properties fo:color="#009900" style:text-overline-style="solid" style:text-overline-width="auto" style:text-overline-color="font-color"/>
    </style:style>
    <style:style style:name="T227" style:family="text">
      <style:text-properties fo:color="#009900" style:text-position="0% 100%" style:text-overline-style="none" style:text-overline-color="font-color"/>
    </style:style>
    <style:style style:name="T228" style:family="text">
      <style:text-properties fo:color="#009900" fo:font-size="12pt" style:font-name-asian="Linux Libertine Display G1" style:font-size-asian="12pt" style:font-name-complex="Linux Libertine Display G1" style:font-size-complex="12pt"/>
    </style:style>
    <style:style style:name="T229" style:family="text">
      <style:text-properties style:text-underline-style="none"/>
    </style:style>
    <style:style style:name="T230" style:family="text">
      <style:text-properties style:text-line-through-style="solid"/>
    </style:style>
    <style:style style:name="T231" style:family="text">
      <style:text-properties style:text-line-through-style="solid" style:text-position="super 58%"/>
    </style:style>
    <style:style style:name="T232" style:family="text">
      <style:text-properties style:text-line-through-style="solid" style:text-position="sub 58%"/>
    </style:style>
    <style:style style:name="T233" style:family="text">
      <style:text-properties style:text-line-through-style="solid" style:text-overline-style="solid" style:text-overline-width="auto" style:text-overline-color="font-color"/>
    </style:style>
    <style:style style:name="T234" style:family="text">
      <style:text-properties fo:color="#cc9900"/>
    </style:style>
    <style:style style:name="T235" style:family="text">
      <style:text-properties fo:color="#cc9900" fo:font-style="italic" style:font-style-asian="italic" style:font-style-complex="italic"/>
    </style:style>
    <style:style style:name="T236" style:family="text">
      <style:text-properties fo:font-variant="normal" fo:text-transform="none" fo:letter-spacing="normal" fo:font-weight="normal" style:font-weight-asian="normal" style:font-weight-complex="normal"/>
    </style:style>
    <style:style style:name="T237"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38" style:family="text">
      <style:text-properties fo:font-variant="normal" fo:text-transform="none" fo:letter-spacing="normal" fo:font-style="italic" fo:font-weight="normal" style:font-style-asian="italic" style:font-weight-asian="normal" style:font-style-complex="italic" style:font-weight-complex="normal"/>
    </style:style>
    <style:style style:name="T239" style:family="text">
      <style:text-properties fo:font-variant="normal" fo:text-transform="none" fo:letter-spacing="normal" fo:font-style="normal"/>
    </style:style>
    <style:style style:name="T240" style:family="text">
      <style:text-properties fo:font-variant="normal" fo:text-transform="none" fo:color="#cc0000" fo:letter-spacing="normal" fo:font-weight="normal" style:font-weight-asian="normal" style:font-weight-complex="normal"/>
    </style:style>
    <style:style style:name="T241"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42"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243"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244"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245"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46"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47"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48"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49"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50"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251"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252"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253"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54"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256"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257"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258"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259"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260"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261"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62"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263"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64"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265"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266"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267"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268"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269"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270"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1"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272"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3"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4"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75"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276"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277" style:family="text">
      <style:text-properties style:text-overline-style="solid" style:text-overline-width="auto" style:text-overline-color="font-color"/>
    </style:style>
    <style:style style:name="T278" style:family="text">
      <style:text-properties fo:color="#006600"/>
    </style:style>
    <style:style style:name="T279" style:family="text">
      <style:text-properties style:text-overline-style="none" style:text-overline-color="font-color"/>
    </style:style>
    <style:style style:name="T280" style:family="text">
      <style:text-properties style:font-name-asian="Linux Libertine Display G1" style:font-name-complex="Linux Libertine Display G1"/>
    </style:style>
    <style:style style:name="T281" style:family="text">
      <style:text-properties style:font-name-asian="Linux Libertine Display G1" style:font-name-complex="Linux Libertine Display G1" style:text-overline-style="none" style:text-overline-color="font-color"/>
    </style:style>
    <style:style style:name="T282" style:family="text">
      <style:text-properties fo:font-weight="bold" style:font-weight-asian="bold" style:font-weight-complex="bold"/>
    </style:style>
    <style:style style:name="T283" style:family="text">
      <style:text-properties fo:color="#222222"/>
    </style:style>
    <style:style style:name="T284" style:family="text">
      <style:text-properties fo:color="#222222" style:font-name-asian="Linux Libertine Display G1" style:font-name-complex="Linux Libertine Display G1"/>
    </style:style>
    <style:style style:name="T285" style:family="text">
      <style:text-properties fo:font-size="11.5pt" style:font-name-asian="Symbol" style:font-size-asian="11.5pt" style:font-name-complex="Symbol" style:font-size-complex="11.5pt"/>
    </style:style>
    <style:style style:name="T286" style:family="text">
      <style:text-properties fo:font-size="14pt" style:font-size-asian="14pt" style:font-size-complex="14pt"/>
    </style:style>
    <style:style style:name="T287" style:family="text">
      <style:text-properties fo:font-size="14pt" style:font-size-asian="14pt" style:font-size-complex="14pt" style:text-overline-style="solid" style:text-overline-width="auto" style:text-overline-color="font-color"/>
    </style:style>
    <style:style style:name="T288" style:family="text">
      <style:text-properties fo:background-color="#ffff99"/>
    </style:style>
    <style:style style:name="T289" style:family="text">
      <style:text-properties fo:color="#6600cc"/>
    </style:style>
    <style:style style:name="T290" style:family="text">
      <style:text-properties fo:color="#6600cc" fo:font-style="italic" style:font-style-asian="italic" style:font-style-complex="italic"/>
    </style:style>
    <style:style style:name="T291" style:family="text">
      <style:text-properties fo:color="#6600cc" style:text-position="0% 100%"/>
    </style:style>
    <style:style style:name="T292" style:family="text">
      <style:text-properties fo:color="#6600cc" style:text-position="sub 58%"/>
    </style:style>
    <style:style style:name="T293" style:family="text">
      <style:text-properties fo:color="#800000"/>
    </style:style>
    <style:style style:name="T294" style:family="text">
      <style:text-properties style:text-line-through-style="none"/>
    </style:style>
    <style:style style:name="T295" style:family="text">
      <style:text-properties style:text-line-through-style="none" style:text-position="super 58%"/>
    </style:style>
    <style:style style:name="T296" style:family="text">
      <style:text-properties style:text-line-through-style="none" style:text-position="sub 58%"/>
    </style:style>
    <style:style style:name="T297" style:family="text">
      <style:text-properties style:text-line-through-style="none" fo:font-style="italic" style:font-style-asian="italic" style:font-style-complex="italic"/>
    </style:style>
    <style:style style:name="T298" style:family="text">
      <style:text-properties fo:font-size="16pt" style:font-size-asian="16pt" style:font-size-complex="16pt"/>
    </style:style>
    <style:style style:name="T299" style:family="text">
      <style:text-properties fo:background-color="#cfe7f5"/>
    </style:style>
    <style:style style:name="T300" style:family="text">
      <style:text-properties fo:color="#9900ff"/>
    </style:style>
    <style:style style:name="T301" style:family="text">
      <style:text-properties fo:color="#009999"/>
    </style:style>
    <style:style style:name="T302" style:family="text">
      <style:text-properties fo:background-color="#ffffff"/>
    </style:style>
    <style:style style:name="T303" style:family="text">
      <style:text-properties fo:color="#ed1c24" style:font-name-asian="Times New Roman1" style:font-name-complex="Times New Roman1"/>
    </style:style>
    <style:style style:name="T304" style:family="text">
      <style:text-properties fo:color="#ed1c24" style:text-position="41% 100%" style:font-name-asian="Times New Roman1" style:font-name-complex="Times New Roman1"/>
    </style:style>
    <style:style style:name="T305" style:family="text">
      <style:text-properties fo:color="#ed1c24" style:text-position="41% 100%" fo:font-size="12pt" style:font-name-asian="Times New Roman1" style:font-size-asian="12pt" style:font-name-complex="Times New Roman1" style:font-size-complex="12pt"/>
    </style:style>
    <style:style style:name="T306" style:family="text">
      <style:text-properties fo:color="#ed1c24" style:font-name-asian="Times New Roman" style:font-name-complex="Times New Roman"/>
    </style:style>
    <style:style style:name="T307" style:family="text">
      <style:text-properties fo:color="#ed1c24" style:text-position="0% 100%" fo:font-size="12pt" style:font-name-asian="Times New Roman1" style:font-size-asian="12pt" style:font-name-complex="Times New Roman1" style:font-size-complex="12pt"/>
    </style:style>
    <style:style style:name="T308" style:family="text">
      <style:text-properties style:use-window-font-color="true" style:font-name-asian="Times New Roman" style:font-name-complex="Times New Roman"/>
    </style:style>
    <style:style style:name="T309" style:family="text">
      <style:text-properties style:use-window-font-color="true" style:text-position="0% 100%" fo:font-size="12pt" style:font-name-asian="Times New Roman" style:font-size-asian="12pt" style:font-name-complex="Times New Roman" style:font-size-complex="12pt"/>
    </style:style>
    <style:style style:name="T310"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11" style:family="text">
      <style:text-properties fo:color="#3f48cc" style:text-position="0% 100%" fo:font-size="12pt" style:font-name-asian="Times New Roman1" style:font-size-asian="12pt" style:font-name-complex="Times New Roman1" style:font-size-complex="12pt"/>
    </style:style>
    <style:style style:name="T312" style:family="text">
      <style:text-properties fo:color="#3f48cc" style:text-position="0% 100%" fo:font-size="12pt" style:font-name-asian="Times New Roman" style:font-size-asian="12pt" style:font-name-complex="Times New Roman" style:font-size-complex="12pt"/>
    </style:style>
    <style:style style:name="T313" style:family="text">
      <style:text-properties fo:color="#3f48cc" style:text-position="41% 100%" fo:font-size="12pt" style:font-name-asian="Times New Roman1" style:font-size-asian="12pt" style:font-name-complex="Times New Roman1" style:font-size-complex="12pt"/>
    </style:style>
    <style:style style:name="T314" style:family="text">
      <style:text-properties fo:color="#ff7f27" style:text-position="0% 100%" fo:font-size="12pt" style:font-name-asian="Times New Roman1" style:font-size-asian="12pt" style:font-name-complex="Times New Roman1" style:font-size-complex="12pt"/>
    </style:style>
    <style:style style:name="T315" style:family="text">
      <style:text-properties fo:color="#ff7f27" style:text-position="0% 100%" fo:font-size="12pt" style:font-name-asian="Times New Roman" style:font-size-asian="12pt" style:font-name-complex="Times New Roman" style:font-size-complex="12pt"/>
    </style:style>
    <style:style style:name="T316" style:family="text">
      <style:text-properties fo:color="#22b14c" style:text-position="0% 100%" fo:font-size="12pt" style:font-name-asian="Times New Roman1" style:font-size-asian="12pt" style:font-name-complex="Times New Roman1" style:font-size-complex="12pt"/>
    </style:style>
    <style:style style:name="T317" style:family="text">
      <style:text-properties fo:color="#22b14c" style:text-position="0% 100%" fo:font-size="12pt" style:font-name-asian="Times New Roman" style:font-size-asian="12pt" style:font-name-complex="Times New Roman"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text:span text:style-name="T194">Difference of squares, </text:span><text:span text:style-name="T219">cubics</text:span><text:span text:style-name="T194">, and other formulas</text:span></text:p>
      <text:p text:style-name="P127"/>
      <text:p text:style-name="P127"/>
      <text:p text:style-name="P127">A difference of squares has the additive inverses for the constants in the binomial factors of a trinomial. </text:p>
      <text:p text:style-name="P89"><text:span text:style-name="T40">(x+n)(x–n) = x</text:span><text:span text:style-name="T30">2</text:span><text:span text:style-name="T40"> –nx+nx+n</text:span><text:span text:style-name="T30">2</text:span><text:span text:style-name="T40"> = x</text:span><text:span text:style-name="T30">2</text:span><text:span text:style-name="T40"> – n</text:span><text:span text:style-name="T30">2</text:span><text:span text:style-name="T194">. We can see the middle terms cancel; “ –nx+nx = 0x”.</text:span></text:p>
      <text:p text:style-name="P127">These formulas will not really help with factoring but are suggested. Ignore until precalc or completing graphing.</text:p>
      <text:p text:style-name="P127">All product and factoring formulas are usually written with (a,b) instead of (x,n) or (x,y) so they usually look like:</text:p>
      <text:p text:style-name="P127"/>
      <text:p text:style-name="P127"/>
      <text:p text:style-name="P36"><text:span text:style-name="T194">(a+b)</text:span><text:span text:style-name="T144">2</text:span><text:span text:style-name="T194"> = (a+b)(a+b) <text:s/>= a</text:span><text:span text:style-name="T144">2</text:span><text:span text:style-name="T194">+2ab+b</text:span><text:span text:style-name="T144">2</text:span><text:span text:style-name="T194"><text:tab/><text:tab/>This is the standard formula for a quadratic: ax</text:span><text:span text:style-name="T144">2</text:span><text:span text:style-name="T194">+bx+c</text:span></text:p>
      <text:p text:style-name="P89"><text:span text:style-name="T40">(a–b)</text:span><text:span text:style-name="T30">2</text:span><text:span text:style-name="T40"> = (a–b)(a–b) <text:s/>= a</text:span><text:span text:style-name="T30">2</text:span><text:span text:style-name="T40"> –2ab+b</text:span><text:span text:style-name="T30">2</text:span><text:span text:style-name="T40"><text:tab/><text:tab/>This is the standard form for quadratic: <text:s text:c="8"/>ax</text:span><text:span text:style-name="T30">2</text:span><text:span text:style-name="T40">–bx+c <text:s/></text:span></text:p>
      <text:p text:style-name="P89"><text:span text:style-name="T40">a</text:span><text:span text:style-name="T30">2</text:span><text:span text:style-name="T40">–b</text:span><text:span text:style-name="T30">2</text:span><text:span text:style-name="T40"> <text:s/>= (a+b)(a –b) = a</text:span><text:span text:style-name="T30">2</text:span><text:span text:style-name="T40"> – b</text:span><text:span text:style-name="T30">2</text:span><text:span text:style-name="T40"><text:tab/><text:tab/><text:tab/>This is a “difference of two squares” </text:span></text:p>
      <text:p text:style-name="P89"><text:span text:style-name="T40">a</text:span><text:span text:style-name="T30">2</text:span><text:span text:style-name="T40">+b</text:span><text:span text:style-name="T30">2</text:span><text:span text:style-name="T40"> <text:s/>= prime <text:s text:c="8"/>= simplest form<text:tab/><text:tab/>This is a sum of two squares</text:span></text:p>
      <text:p text:style-name="P203"/>
      <text:p text:style-name="P203"/>
      <text:p text:style-name="P89"><text:span text:style-name="T194">Multiplying by a third factor creates “cubics” which deal with volume instead of area. Cubics are a quadratic from above multiplied by another binomial:</text:span><text:span text:style-name="T219"> </text:span><text:span text:style-name="T220">(x+3)(x+3)(x+2) = (x</text:span><text:span text:style-name="T205">2</text:span><text:span text:style-name="T220">+6x+9)(x+2) = Ax</text:span><text:span text:style-name="T205">3</text:span><text:span text:style-name="T220">+Bx</text:span><text:span text:style-name="T205">2</text:span><text:span text:style-name="T220">+Cx+D</text:span></text:p>
      <text:p text:style-name="P203"/>
      <text:p text:style-name="P203"/>
      <text:p text:style-name="P89"><text:span text:style-name="T219">a</text:span><text:span text:style-name="T204">3</text:span><text:span text:style-name="T219">+b</text:span><text:span text:style-name="T204">3</text:span><text:span text:style-name="T219"><text:tab/>= (a+b)(a</text:span><text:span text:style-name="T204">2</text:span><text:span text:style-name="T219">–ab+b</text:span><text:span text:style-name="T204">2</text:span><text:span text:style-name="T219">)<text:tab/><text:tab/><text:tab/>This is a “sum of two cubes”</text:span></text:p>
      <text:p text:style-name="P202"><text:span text:style-name="T194">a</text:span><text:span text:style-name="T144">3</text:span><text:span text:style-name="T194"> –b</text:span><text:span text:style-name="T144">3</text:span><text:span text:style-name="T194"> <text:s text:c="2"/>= (a–b)(a</text:span><text:span text:style-name="T144">2</text:span><text:span text:style-name="T194">+ab+b</text:span><text:span text:style-name="T144">2</text:span><text:span text:style-name="T194">)<text:tab/><text:tab/><text:tab/>This is a difference of two cubes</text:span></text:p>
      <text:p text:style-name="P202"><text:span text:style-name="T194">(a+b)</text:span><text:span text:style-name="T144">3 <text:s text:c="4"/></text:span><text:span text:style-name="T194">= (a+b)(a</text:span><text:span text:style-name="T144">2</text:span><text:span text:style-name="T194">+2ab+b</text:span><text:span text:style-name="T144">2</text:span><text:span text:style-name="T194">)<text:tab/><text:tab/><text:tab/>This is standard form of a cubic: Ax</text:span><text:span text:style-name="T144">3</text:span><text:span text:style-name="T194">+Bx</text:span><text:span text:style-name="T144">2</text:span><text:span text:style-name="T194">+Cx+D</text:span></text:p>
      <text:p text:style-name="P89"><text:span text:style-name="T194">(a+b)</text:span><text:span text:style-name="T144">3</text:span><text:span text:style-name="T194"> =a</text:span><text:span text:style-name="T144">3</text:span><text:span text:style-name="T194">+</text:span><text:span text:style-name="T40">2a</text:span><text:span text:style-name="T30">2</text:span><text:span text:style-name="T40">b</text:span><text:span text:style-name="T194">+</text:span><text:span text:style-name="T219">ab</text:span><text:span text:style-name="T204">2</text:span><text:span text:style-name="T194">+</text:span><text:span text:style-name="T40">ba</text:span><text:span text:style-name="T30">2</text:span><text:span text:style-name="T194">+</text:span><text:span text:style-name="T219">2ab</text:span><text:span text:style-name="T204">2</text:span><text:span text:style-name="T194">+b</text:span><text:span text:style-name="T144">3</text:span><text:span text:style-name="T194"><text:tab/><text:tab/>note: b is a constant so highlighted terms combine</text:span></text:p>
      <text:p text:style-name="P89"><text:span text:style-name="T219">(a–b)</text:span><text:span text:style-name="T204">3</text:span><text:span text:style-name="T219"> <text:s text:c="2"/>= (a–b)(a</text:span><text:span text:style-name="T204">2</text:span><text:span text:style-name="T219">–2ab+b</text:span><text:span text:style-name="T204">2</text:span><text:span text:style-name="T219">)<text:tab/><text:tab/><text:tab/>This is standard form of a cubic: Ax</text:span><text:span text:style-name="T204">3</text:span><text:span text:style-name="T219">–Bx</text:span><text:span text:style-name="T204">2</text:span><text:span text:style-name="T219">+Cx+D</text:span><text:span text:style-name="T194"><text:tab/></text:span></text:p>
      <text:p text:style-name="P127"/>
      <text:p text:style-name="P127"/>
      <text:p text:style-name="P127">We have standard formula we use for graphing because they are well defined: They only contain 1 variable, “x”. This makes them “standard form” short for “standard formula”. When we have odd formulas, also called functions, we have other variables which makes solving harder. In general to solve a polynomial expression you need to have only one undefined variable. This comes up in graphing linear equations where we can have two or more undefined variables. </text:p>
      <text:p text:style-name="P127"/>
      <text:p text:style-name="P127"/>
      <text:p text:style-name="P89"><text:span text:style-name="T194">Factoring we have done so far: factoring a product during arithmetic like the </text:span><text:span text:style-name="T190">prime </text:span><text:span text:style-name="T194">factors of 42 are 2,3,7; factoring and factoring quadratics. We factor quadratics to prepare for graphing them so we can then move on to pre-calculus. We skipped factoring a binomial because it is trivial but will do so now as part of a quick review.</text:span></text:p>
      <text:p text:style-name="P89"/>
      <text:p text:style-name="P89"/>
      <text:list xml:id="list2208882221833627969" text:style-name="L82">
        <text:list-item>
          <text:p text:style-name="P166"><text:span text:style-name="T67"><text:s/></text:span><text:span text:style-name="T15">prime number</text:span><text:span text:style-name="T67"> is a number that is only divisible by itself and 1.</text:span></text:p>
        </text:list-item>
        <text:list-item>
          <text:p text:style-name="P10"><text:span text:style-name="T67">A </text:span><text:span text:style-name="T15">composite number</text:span><text:span text:style-name="T67">, called a product, is the result of multiplying two or more factors.</text:span></text:p>
        </text:list-item>
        <text:list-item>
          <text:p text:style-name="P166"><text:span text:style-name="T67">A factor is a number that divides a product and yields an </text:span><text:span text:style-name="T15">whole number called an integer</text:span><text:span text:style-name="T67">.</text:span></text:p>
        </text:list-item>
        <text:list-item>
          <text:p text:style-name="P130">An integer solution is a solution that is not a fraction but a whole number. Factors can only be integers.</text:p>
        </text:list-item>
        <text:list-item>
          <text:p text:style-name="P130">While the statement 2.5∙2.5 = 6.25 is true 2.5 is not a factor of 6.25 because it is fractional. Integers only.</text:p>
        </text:list-item>
        <text:list-item>
          <text:p text:style-name="P166"><text:span text:style-name="T67">The </text:span><text:span text:style-name="T16">prime</text:span><text:span text:style-name="T15"> factorization </text:span><text:span text:style-name="T67">of a number is the smallest factors that produce a product.</text:span></text:p>
        </text:list-item>
        <text:list-item>
          <text:p text:style-name="P166"><text:span text:style-name="T67">The fundamental theorem of arithmetic states that </text:span><text:span text:style-name="T15">every number has a unique prime factorization</text:span><text:span text:style-name="T67">.</text:span></text:p>
        </text:list-item>
        <text:list-item>
          <text:p text:style-name="P166"><text:span text:style-name="T67">When factoring pull out the greatest common factors (</text:span><text:span text:style-name="T15">gcf</text:span><text:span text:style-name="T67">) of a polynomial (then reduce to </text:span><text:span text:style-name="T15">lcm</text:span><text:span text:style-name="T67">).</text:span></text:p>
        </text:list-item>
      </text:list>
      <text:p text:style-name="P127"/>
      <text:p text:style-name="P127"/>
      <text:p text:style-name="P127"/>
      <text:p text:style-name="P127">3x+15<text:tab/><text:tab/><text:tab/>factor a binomial<text:tab/></text:p>
      <text:p text:style-name="P127">3(x+5)<text:tab/><text:tab/><text:tab/>3 is the gcf of 3x and 15</text:p>
      <text:p text:style-name="P127"><text:soft-page-break/></text:p>
      <text:p text:style-name="P127"/>
      <text:p text:style-name="P157"><text:span text:style-name="T67">x</text:span><text:span text:style-name="T89">2</text:span><text:span text:style-name="T67">y+2x<text:tab/><text:tab/><text:tab/> factor a binomial</text:span></text:p>
      <text:p text:style-name="P127">x(xy+2)</text:p>
      <text:p text:style-name="P127"/>
      <text:p text:style-name="P127"/>
      <text:p text:style-name="P157"><text:span text:style-name="T67">(4a</text:span><text:span text:style-name="T89">3</text:span><text:span text:style-name="T67">y+16af)<text:tab/><text:tab/> factor a binomial</text:span></text:p>
      <text:p text:style-name="P157"><text:span text:style-name="T67">4a(a</text:span><text:span text:style-name="T89">2</text:span><text:span text:style-name="T67">y+4f)</text:span></text:p>
      <text:p text:style-name="P127"/>
      <text:p text:style-name="P127"/>
      <text:p text:style-name="P89"><text:span text:style-name="T194">3x</text:span><text:span text:style-name="T144">5</text:span><text:span text:style-name="T194">y</text:span><text:span text:style-name="T144">2</text:span><text:span text:style-name="T194">+9x</text:span><text:span text:style-name="T144">4</text:span><text:span text:style-name="T194">y</text:span><text:span text:style-name="T144">2</text:span><text:span text:style-name="T194">+6x</text:span><text:span text:style-name="T144">3</text:span><text:span text:style-name="T194">y</text:span><text:span text:style-name="T144">2</text:span><text:span text:style-name="T194"><text:tab/>factor a trinomial<text:tab/></text:span></text:p>
      <text:p text:style-name="P89"><text:span text:style-name="T194">3x</text:span><text:span text:style-name="T144">3</text:span><text:span text:style-name="T194">y</text:span><text:span text:style-name="T144">2</text:span><text:span text:style-name="T194">(x</text:span><text:span text:style-name="T144">2</text:span><text:span text:style-name="T194">+3x+2)<text:tab/><text:tab/>3x</text:span><text:span text:style-name="T144">3</text:span><text:span text:style-name="T194">y</text:span><text:span text:style-name="T144">2</text:span><text:span text:style-name="T194"> is the gcf, note this gave us a quadratic we can further factor into (x+1)(x+2)<text:tab/><text:tab/></text:span></text:p>
      <text:p text:style-name="P89"><text:span text:style-name="T194"><text:tab/><text:tab/><text:tab/>The prime factorization for: 3x</text:span><text:span text:style-name="T144">5</text:span><text:span text:style-name="T194">y</text:span><text:span text:style-name="T144">2</text:span><text:span text:style-name="T194">+9x</text:span><text:span text:style-name="T144">4</text:span><text:span text:style-name="T194">y</text:span><text:span text:style-name="T144">2</text:span><text:span text:style-name="T194">+6x</text:span><text:span text:style-name="T144">3</text:span><text:span text:style-name="T194">y</text:span><text:span text:style-name="T144">2</text:span><text:span text:style-name="T194"> =(x+1)(x+2)(3x</text:span><text:span text:style-name="T144">3</text:span><text:span text:style-name="T194">y</text:span><text:span text:style-name="T144">2</text:span><text:span text:style-name="T194">)</text:span></text:p>
      <text:p text:style-name="P127"/>
      <text:p text:style-name="P127"/>
      <text:p text:style-name="P127">If a polynomial only has variables that are all the same letter then that polynomial is set to be “written in terms of (variable name)”. Standard formulas are all written in terms of x making them easy to solve. If a polynomial is not written all in terms of one variable but instead many you can try to manipulate it into having one letter and then it will be easier to solve. Taking multi-variable equations and rewriting them all in term of x, or some other letter, is a strong skill and impressive. Here are mixed forms that will be useful to know how to factor later:</text:p>
      <text:p text:style-name="P127"/>
      <text:p text:style-name="P127"/>
      <text:p text:style-name="P89"><text:span text:style-name="T194">(x</text:span><text:span text:style-name="T144">2 </text:span><text:span text:style-name="T194">–x)<text:tab/><text:tab/><text:tab/><text:tab/>Looks prime...</text:span></text:p>
      <text:p text:style-name="P127">x(x – 1)<text:tab/><text:tab/><text:tab/>But wasn't. This is sneaky because things were hiding inside what looked factored.</text:p>
      <text:p text:style-name="P89"><text:span text:style-name="T194">x</text:span><text:span text:style-name="T144">4</text:span><text:span text:style-name="T194"> – 1<text:tab/><text:tab/><text:tab/> <text:s text:c="9"/>Looks prime...</text:span></text:p>
      <text:p text:style-name="P89"><text:span text:style-name="T194">(x</text:span><text:span text:style-name="T144">2</text:span><text:span text:style-name="T194"> –1)(x</text:span><text:span text:style-name="T144">2</text:span><text:span text:style-name="T194"> +1)<text:tab/><text:tab/> <text:s text:c="9"/>Looks fully factored...</text:span></text:p>
      <text:p text:style-name="P89"><text:span text:style-name="T194">(x–1)(x+1)(x–1)(x+1)<text:tab/> <text:s text:c="9"/>Make sure you pull as many factors out as possible to get the </text:span><text:span text:style-name="T40">least common multiple</text:span><text:span text:style-name="T194">.</text:span></text:p>
      <text:p text:style-name="P127"/>
      <text:p text:style-name="P127"/>
      <text:p text:style-name="P89"><text:span text:style-name="T194">x</text:span><text:span text:style-name="T144">2</text:span><text:span text:style-name="T194">+7x+10<text:tab/><text:tab/><text:tab/>Standard quadratic form. </text:span></text:p>
      <text:p text:style-name="P127">(x+2)(x+5)<text:tab/><text:tab/><text:tab/>Standard binomial factored form.</text:p>
      <text:p text:style-name="P127"/>
      <text:p text:style-name="P127"/>
      <text:p text:style-name="P127">(x+2)(x+5)<text:tab/><text:tab/><text:tab/>We multiply of factors to check work. </text:p>
      <text:p text:style-name="P89"><text:span text:style-name="T194">x</text:span><text:span text:style-name="T144">2</text:span><text:span text:style-name="T194">+5x+2x+10<text:tab/><text:tab/><text:tab/>This is FOIL.</text:span></text:p>
      <text:p text:style-name="P89"><text:span text:style-name="T194">x</text:span><text:span text:style-name="T144">2</text:span><text:span text:style-name="T194">+7x+10 <text:tab/><text:tab/><text:tab/>We got original poly so it checks.</text:span></text:p>
      <text:p text:style-name="P127"/>
      <text:p text:style-name="P127"/>
      <text:p text:style-name="P89"><text:span text:style-name="T194">Application: We have a garden and scale it to build a pool. We take existing square garden with area x</text:span><text:span text:style-name="T144">2</text:span><text:span text:style-name="T194"> and add 2 units to one side and 7 units to another side. This is a formula because I do not know how big everyone's garden is and so I do weird scaling using this formula by plugging in their measurements and finding new area for pool. This is the point of formulas, to have a equation that can be customized for each customers space. You want to know math before you get the job rather than learn as you go because it's harder when you are unprepared. I do not know actual application this is used for but know the possibilities are endless. I do not know what you are going to use it for because I do not know how you live. Show me your lifestyle and I will show you what formula to use to make your job easier. I do not understand Tom Hardy. He should be ashamed of himself.</text:span></text:p>
      <text:p text:style-name="P127"/>
      <text:p text:style-name="P127"/>
      <text:p text:style-name="P89"><text:span text:style-name="T194">When you take Calculus the application are very clear, those formulas help you more. Calculus is written in the language of Algebra. Between Algebra and Calculus is some geometry for proofs and trig for functions. We want to get from algebra to calculus and start solving those problems because they solve everything in the real world like physics does but on steroids. Note that our quadratic was area for a garden. If we take Area/side</text:span><text:span text:style-name="T167">1</text:span><text:span text:style-name="T194"> = side</text:span><text:span text:style-name="T167">2</text:span><text:span text:style-name="T194">. </text:span></text:p>
      <text:p text:style-name="P89"><text:soft-page-break/><text:span text:style-name="T194">All we did by factoring was divide the area by one side to get the other: <text:s/>x</text:span><text:span text:style-name="T144">2</text:span><text:span text:style-name="T194">+7x+10/(x+2) = x+5<text:tab/><text:tab/></text:span></text:p>
      <text:p text:style-name="P127"/>
      <text:p text:style-name="P127"/>
      <text:p text:style-name="P127"><text:tab/> <text:s text:c="4"/>x+5<text:tab/><text:tab/></text:p>
      <text:p text:style-name="P89"><text:span text:style-name="T194">(x+2)|</text:span><text:span text:style-name="T195">x</text:span><text:span text:style-name="T145">2</text:span><text:span text:style-name="T195">+7x+10</text:span><text:span text:style-name="T194"> </text:span></text:p>
      <text:p text:style-name="P89"><text:span text:style-name="T194"><text:s text:c="9"/>x</text:span><text:span text:style-name="T144">2</text:span><text:span text:style-name="T194">+2x</text:span></text:p>
      <text:p text:style-name="P127"><text:s text:c="14"/>5x+10</text:p>
      <text:p text:style-name="P127"><text:s text:c="14"/>5x+10<text:tab/><text:tab/>when we do not have anything left to bring down we are down. </text:p>
      <text:p text:style-name="P127"/>
      <text:p text:style-name="P127"/>
      <text:p text:style-name="P127">The point of factoring is to build confidence to begin to do division with with polynomials. I do not really feel like giving weird examples of complicated factoring using polynomials I do not understand. I can teach how to factor them but division rules all and factoring is not very challenging. Polynomials that are ugly are just for practice not really application. There will be too many undefined variables and that is problematic. I will put all practice at end of book but really want to get to better math as quick as possible instead of wasting time on fluff.</text:p>
      <text:p text:style-name="P127"/>
      <text:p text:style-name="P127"/>
      <text:p text:style-name="P127">There are two more important types of factoring to cover and then we move on to division and radicals. That will end polynomials and we will begin graphing polynomials using functions. <text:tab/></text:p>
      <text:p text:style-name="P127"/>
      <text:p text:style-name="P127"/>
      <text:p text:style-name="P47">Factoring by grouping</text:p>
      <text:p text:style-name="P127"/>
      <text:p text:style-name="P127"/>
      <text:p text:style-name="P89"><text:span text:style-name="T194">Sometimes FOIL fails because we can not get integer solutions for a trinomial. What are the factors of 42? 42/7 = 6 so 6 and 7. What are the factors of 6 and 7? the factors of 6 are 2 and 3 which are prime and 7 is already prime. We have 2,3,7 for the prime factorization of 42. Every numeral has a unique string of prime factors that produces </text:span><text:span text:style-name="T190">it</text:span><text:span text:style-name="T194"> </text:span><text:span text:style-name="T190">and only it</text:span><text:span text:style-name="T194">. This is the beauty of the </text:span><text:span text:style-name="T190">Fundamental Theorem of Arithmetic</text:span><text:span text:style-name="T194">. Polynomials have a prime factorization too as we shall see in division. We already said 7 is prime but 3.5∙2=7, how come those are not factors? Because those are fractions and any number can be multiplied by endless combinations of fraction pairs because fractions create endless ratios. </text:span></text:p>
      <text:p text:style-name="P127"/>
      <text:p text:style-name="P127"/>
      <text:p text:style-name="P127">Proof: <text:tab/></text:p>
      <text:p text:style-name="P127"/>
      <text:p text:style-name="P127"/>
      <text:list xml:id="list342370553620627042" text:style-name="L84">
        <text:list-item>
          <text:p text:style-name="P131">Pick a number and call it “product”</text:p>
        </text:list-item>
        <text:list-item>
          <text:p text:style-name="P131">Divide it by a number called “divisor”</text:p>
        </text:list-item>
        <text:list-item>
          <text:p text:style-name="P131">Call the result “quotient” and multiply by divisor to get original “product”</text:p>
        </text:list-item>
        <text:list-item>
          <text:p text:style-name="P131">Now take quotient and divide by 2 to get new quotient and multiply by 2(divisor) to get original number</text:p>
        </text:list-item>
        <text:list-item>
          <text:p text:style-name="P167"><text:span text:style-name="T67">x = </text:span><text:span text:style-name="T89">x</text:span><text:span text:style-name="T67">/</text:span><text:span text:style-name="T106">2</text:span><text:span text:style-name="T67">∙2 = </text:span><text:span text:style-name="T89">x</text:span><text:span text:style-name="T67">/</text:span><text:span text:style-name="T106">4</text:span><text:span text:style-name="T67"> ∙4 = </text:span><text:span text:style-name="T89">x</text:span><text:span text:style-name="T67">/</text:span><text:span text:style-name="T106">0.125</text:span><text:span text:style-name="T67">∙8 = </text:span><text:span text:style-name="T89">x</text:span><text:span text:style-name="T67">/</text:span><text:span text:style-name="T106">10</text:span><text:span text:style-name="T67">∙10... these are not factors this is merely demonstrating </text:span><text:span text:style-name="T64">reciprocity</text:span></text:p>
        </text:list-item>
        <text:list-item>
          <text:p text:style-name="P167"><text:span text:style-name="T67">You can create ∞ ratios and make them reciprocal with </text:span><text:span text:style-name="T89">x</text:span><text:span text:style-name="T67">/</text:span><text:span text:style-name="T106">y</text:span><text:span text:style-name="T67"> ∙y</text:span></text:p>
        </text:list-item>
        <text:list-item>
          <text:p text:style-name="P167"><text:span text:style-name="T67">Remember a ratio is slope: </text:span><text:span text:style-name="T89">y</text:span><text:span text:style-name="T67">/</text:span><text:span text:style-name="T106">x</text:span><text:span text:style-name="T67"> = x:y ▬ </text:span></text:p>
        </text:list-item>
      </text:list>
      <text:p text:style-name="P127"/>
      <text:p text:style-name="P127"/>
      <text:p text:style-name="P127"/>
      <text:p text:style-name="P157"><text:span text:style-name="T67">We need integer solutions for polynomial or any other type of factoring or we get endless ratios for any number. In the case of a polynomial a non integer solution means division induced remainders which by definition are rational expressions not polynomial. This is why set theory was introduced in the beginning and I said we are mostly working with ℤ integers. I do not put everything in books only what is relevant. If it is important and other books lack it I add it, if other books have it and it is useless I toss it. Lean and mean and clean code. All math is code so we need to learn the language not cobble answers out. It is simple operations but obscured with </text:span><text:soft-page-break/><text:span text:style-name="T67">funny notations and symbols. This book makes the language clear and shows why it matters and what we are training for. </text:span></text:p>
      <text:p text:style-name="P89"/>
      <text:p text:style-name="P89"/>
      <text:p text:style-name="P89"><text:span text:style-name="T194">x</text:span><text:span text:style-name="T144">2</text:span><text:span text:style-name="T194"> +x–6<text:tab/> <text:s text:c="4"/>There are no factors of 6 that add to 1 so use a method called factoring by grouping </text:span></text:p>
      <text:p text:style-name="P89"><text:span text:style-name="T194">x</text:span><text:span text:style-name="T144">2</text:span><text:span text:style-name="T194"> –2x+3x–6<text:tab/> <text:s text:c="4"/>Using ax</text:span><text:span text:style-name="T144">2</text:span><text:span text:style-name="T194">+bx+c, multiply ac then find factors of ac that add to b<text:tab/> ac= 1∙–6, –2+3 =b = 1 <text:s text:c="3"/></text:span></text:p>
      <text:p text:style-name="P89"><text:span text:style-name="T194">(x</text:span><text:span text:style-name="T144">2</text:span><text:span text:style-name="T194"> –2x)+(3x–6) <text:s text:c="3"/>Group using parentheses<text:tab/></text:span></text:p>
      <text:p text:style-name="P127">x(x–2)+3(x–2)<text:tab/> <text:s text:c="4"/>Factor GCF out of both binomials and make sure both pairs of () match <text:tab/></text:p>
      <text:p text:style-name="P127">(x+3)(x–2)<text:tab/> <text:s text:c="4"/>Keep one pair of () as the first factor and then stuff outside terms into a new () for the factor</text:p>
      <text:p text:style-name="P127"/>
      <text:p text:style-name="P127"/>
      <text:p text:style-name="P127">(x+3)(x–2)<text:tab/> <text:s text:c="4"/>We are done. If you want to check foil back.<text:tab/></text:p>
      <text:p text:style-name="P89"><text:span text:style-name="T194">x</text:span><text:span text:style-name="T144">2</text:span><text:span text:style-name="T194">+3x –2x – 6 <text:s text:c="6"/>Foil</text:span></text:p>
      <text:p text:style-name="P89"><text:span text:style-name="T194">x</text:span><text:span text:style-name="T144">2</text:span><text:span text:style-name="T194">+x –6<text:tab/> <text:s text:c="5"/>It checks <text:s/></text:span></text:p>
      <text:p text:style-name="P127"/>
      <text:p text:style-name="P127"><text:s/><text:tab/></text:p>
      <text:p text:style-name="P89"><text:span text:style-name="T194">When you factor 3x</text:span><text:span text:style-name="T144">2</text:span><text:span text:style-name="T194">+11x+6, you want to find whose product is 18 and whose sum is 11:</text:span></text:p>
      <text:p text:style-name="P127"/>
      <text:p text:style-name="P127"/>
      <text:p text:style-name="P89"><text:span text:style-name="T194">3x</text:span><text:span text:style-name="T144">2</text:span><text:span text:style-name="T194">+11x+6<text:tab/><text:tab/>If a =3, c=6 then ac = 18 <text:s/>; if <text:s/>n=2, m=9 then 2+9 = 11</text:span></text:p>
      <text:p text:style-name="P89">3x<text:span text:style-name="T140">2</text:span>+2x+9x+6<text:tab/><text:tab/>3 and 2 don't mix but 9 and 6 do. Order wrong so rearrange until you can factor both pairs</text:p>
      <text:p text:style-name="P89"><text:span text:style-name="T194">(3x</text:span><text:span text:style-name="T144">2</text:span><text:span text:style-name="T194">+9x)+(2x+6) <text:s text:c="9"/>Group into two factor-able pairs </text:span></text:p>
      <text:p text:style-name="P127">3x(x+3)+2(x+3)<text:tab/>Use “+” to separate () then factor making sure both binomials match</text:p>
      <text:p text:style-name="P127">(3x+2)(x+3)<text:tab/><text:tab/>This was clean so we don't need to check but...</text:p>
      <text:p text:style-name="P127">(3x+2)(x+3)<text:tab/><text:tab/>Check anyways for practice</text:p>
      <text:p text:style-name="P89"><text:span text:style-name="T194">3x</text:span><text:span text:style-name="T144">2</text:span><text:span text:style-name="T194">+9x+2x+6<text:tab/><text:tab/>9x+2x = 11x we are good, move on</text:span></text:p>
      <text:p text:style-name="P127"/>
      <text:p text:style-name="P127"/>
      <text:p text:style-name="P89"><text:span text:style-name="T194">2x</text:span><text:span text:style-name="T144">2 </text:span><text:span text:style-name="T194">+ x – 21x<text:tab/><text:tab/>2∙ –21 = –42 –6∙7 = 42<text:tab/>1x is positive so the bigger factor 7 must be positive <text:s/></text:span></text:p>
      <text:p text:style-name="P89"><text:span text:style-name="T194">2x</text:span><text:span text:style-name="T144">2</text:span><text:span text:style-name="T194">–6x+7x–21x</text:span></text:p>
      <text:p text:style-name="P89"><text:span text:style-name="T194">(2x</text:span><text:span text:style-name="T144">2</text:span><text:span text:style-name="T194">–6x)+(7x–21x)<text:tab/>2x(x–3)+7(x–3)<text:tab/>(2x+7)(x–3)</text:span></text:p>
      <text:p text:style-name="P127"/>
      <text:p text:style-name="P127"/>
      <text:p text:style-name="P89"><text:span text:style-name="T194">15x</text:span><text:span text:style-name="T144">2</text:span><text:span text:style-name="T194"> – 13xy + 2y</text:span><text:span text:style-name="T144">2</text:span><text:span text:style-name="T194"><text:tab/><text:tab/>This has two undefined variables just as a challenge. Y is normally a constant =c</text:span></text:p>
      <text:p text:style-name="P89"><text:span text:style-name="T194">15x</text:span><text:span text:style-name="T144">2 </text:span><text:span text:style-name="T194">–3xy –10xy +2y</text:span><text:span text:style-name="T144">2</text:span><text:span text:style-name="T194"><text:tab/><text:tab/>ac = 30 ac= –3∙–10 both have to be negative to sum to – 13 <text:s/></text:span></text:p>
      <text:p text:style-name="P127">3x(5x–y)–2y(5x–y)<text:tab/><text:tab/>Pulling out as much stuff as I can...</text:p>
      <text:p text:style-name="P127">(3x–2y)(5x–y) <text:s text:c="2"/><text:tab/><text:tab/>Checked it mentally... looks good</text:p>
      <text:p text:style-name="P127"/>
      <text:p text:style-name="P127"/>
      <text:p text:style-name="P89"><text:span text:style-name="T194">x</text:span><text:span text:style-name="T144">2</text:span><text:span text:style-name="T194">+5xy+6y</text:span></text:p>
      <text:p text:style-name="P127">(x+2)(x+3) (x+2y)(x+3) <text:tab/><text:tab/><text:tab/></text:p>
      <text:p text:style-name="P127"/>
      <text:p text:style-name="P127"/>
      <text:p text:style-name="P127"/>
      <text:p text:style-name="P89"><text:span text:style-name="T194">2a</text:span><text:span text:style-name="T144">2</text:span><text:span text:style-name="T194">x+3a</text:span><text:span text:style-name="T144">2</text:span><text:span text:style-name="T194">y–14ax–21ay+24x+36y<text:tab/><text:tab/> <text:s text:c="7"/>Mad scientist equation...looks nuts∙</text:span><text:span text:style-name="T144">This is solvable but worthless</text:span></text:p>
      <text:p text:style-name="P89"><text:span text:style-name="T194">(2a</text:span><text:span text:style-name="T144">2</text:span><text:span text:style-name="T194">x + 3a</text:span><text:span text:style-name="T144">2</text:span><text:span text:style-name="T194">y) </text:span><text:span text:style-name="T40">“+”</text:span><text:span text:style-name="T194"> <text:s/>(–14ax –21ay) + (24x +36y) <text:s text:c="6"/>Group like terms (a</text:span><text:span text:style-name="T144">2</text:span><text:span text:style-name="T194"> with a</text:span><text:span text:style-name="T144">2</text:span><text:span text:style-name="T194">),(a with a),(leftovers with leftovers)</text:span></text:p>
      <text:p text:style-name="P1"><text:span text:style-name="T194"><text:tab/><text:tab/><text:tab/><text:tab/><text:tab/><text:tab/> <text:s text:c="6"/>Group negative signs inside and then separate with </text:span><text:span text:style-name="T40">“+”</text:span><text:span text:style-name="T194"> <text:tab/></text:span></text:p>
      <text:p text:style-name="P155"><text:span text:style-name="T194">a</text:span><text:span text:style-name="T144">2</text:span><text:span text:style-name="T194">(2x + 3y) –7a(2x +3y) + 12(2x +3y)<text:tab/><text:tab/> <text:s text:c="6"/>Pull out GCF. +–7a turns into –7a. If all 3 () match move on. <text:s text:c="3"/></text:span></text:p>
      <text:p text:style-name="P155"><text:span text:style-name="T194">(a</text:span><text:span text:style-name="T144">2</text:span><text:span text:style-name="T194"> –7a+12)(2x + 3y)(2x +3y)(2x +3y)<text:tab/><text:tab/> <text:s text:c="6"/>Collect outside loose terms into one ()</text:span></text:p>
      <text:p text:style-name="P155"><text:span text:style-name="T67">(a–3)(a–4)(2x + 3y)</text:span><text:span text:style-name="T89">3</text:span><text:span text:style-name="T67"><text:tab/> <text:s text:c="3"/><text:tab/> <text:s text:c="15"/><text:tab/> <text:s text:c="6"/>Factor into two binomials then group duplicates with exponent. <text:s/></text:span></text:p>
      <text:p text:style-name="P155"/>
      <text:p text:style-name="P155"/>
      <text:p text:style-name="P21"><text:soft-page-break/>x<text:span text:style-name="T140">3</text:span> + x<text:span text:style-name="T140">2</text:span> – x – 1<text:tab/><text:tab/><text:tab/>Last one.</text:p>
      <text:p text:style-name="P21">(x<text:span text:style-name="T140">3</text:span> + x<text:span text:style-name="T140">2</text:span> )<text:span text:style-name="T197"> +</text:span> ( – x – 1)<text:tab/><text:tab/>This is important: I grouped with – inside as always, put <text:span text:style-name="T197">+</text:span> sign outside ().</text:p>
      <text:p text:style-name="P21"><text:span text:style-name="T1">x</text:span><text:span text:style-name="T21">2</text:span><text:span text:style-name="T1">(x + 1) – 1 (x + 1)<text:tab/><text:tab/>Factoring out a –1 makes –x–1 turn into x+1.</text:span> <text:tab/></text:p>
      <text:p text:style-name="P21">(x<text:span text:style-name="T140">2 </text:span>– 1)(x + 1)<text:tab/></text:p>
      <text:p text:style-name="P35"><text:span text:style-name="T112">(x + 1)(x</text:span><text:span text:style-name="T93"> </text:span><text:span text:style-name="T112">– 1)(x + 1)<text:tab/><text:tab/>This is what we want. Prime fully factored form. Smallest pieces.</text:span></text:p>
      <text:p text:style-name="P126"/>
      <text:p text:style-name="P126"/>
      <text:p text:style-name="P35"><text:span text:style-name="T97">x</text:span><text:span text:style-name="T77">3</text:span><text:span text:style-name="T97"> + x</text:span><text:span text:style-name="T77">2</text:span><text:span text:style-name="T97"> – x – 1 if I do this <text:s/>(x</text:span><text:span text:style-name="T77">3</text:span><text:span text:style-name="T97"> + x</text:span><text:span text:style-name="T77">2</text:span><text:span text:style-name="T97">) – (x – 1) I make x positive but keep –1 negative. This is an illegal operation.</text:span></text:p>
      <text:p text:style-name="P126"/>
      <text:p text:style-name="P126"/>
      <text:p text:style-name="P126">4–7–1→(4)– <text:s/>(7–1)→ (4) – <text:s/>(6) =2<text:tab/><text:tab/> <text:s text:c="7"/>changed –7 to 7 but left – 1 negative, result is 2 <text:s text:c="3"/></text:p>
      <text:p text:style-name="P46">4–7–1→(4)+(–7–1)→ (4) +(–8) = 4 –8 <text:s/>= – 4 <text:s text:c="7"/>left both – 7 and –1 the same, inserted + sign resulting in – 4</text:p>
      <text:p text:style-name="P36"><text:span text:style-name="T97"><text:tab/><text:tab/><text:tab/><text:tab/><text:tab/> <text:s text:c="6"/><text:tab/> <text:s text:c="8"/>2 ≠ –4 answer should be – 4 not 2</text:span></text:p>
      <text:p text:style-name="P127"/>
      <text:p text:style-name="P126"/>
      <text:p text:style-name="P126">Whatever you do you have to keep parity. It is easier for me to put () around binomials keeping – sign inside and then adding a + sign so that all terms are being added. Then if the negative sign conflicts erase the + sign while keeping whatever was in the () balanced. Putting the – outside means you multiplied by – 1 to one of the components but not both causing a parity error. This unbalances the signs and causes wrong answers.</text:p>
      <text:p text:style-name="P155"/>
      <text:p text:style-name="P155"/>
      <text:p text:style-name="P155"><text:span text:style-name="T4">(x ± y)</text:span><text:span text:style-name="T24">2<text:tab/></text:span><text:span text:style-name="T4"><text:tab/>= x</text:span><text:span text:style-name="T24">2</text:span><text:span text:style-name="T4"> ± 2xy +y</text:span><text:span text:style-name="T24">2</text:span><text:span text:style-name="T4"><text:tab/><text:tab/><text:tab/>perfect square trinomial</text:span></text:p>
      <text:p text:style-name="P155"><text:span text:style-name="T127">(x+y)(x–y) <text:tab/>= x</text:span><text:span text:style-name="T153">2</text:span><text:span text:style-name="T127"> – y</text:span><text:span text:style-name="T153">2</text:span><text:span text:style-name="T127"> <text:tab/><text:tab/><text:tab/>difference of two squares</text:span></text:p>
      <text:p text:style-name="P155"><text:span text:style-name="T127">(x+y)</text:span><text:span text:style-name="T153">3 <text:s text:c="13"/><text:tab/> </text:span><text:span text:style-name="T127">= x</text:span><text:span text:style-name="T153">3</text:span><text:span text:style-name="T127">+3x</text:span><text:span text:style-name="T153">2</text:span><text:span text:style-name="T127">y+3xy</text:span><text:span text:style-name="T153">2</text:span><text:span text:style-name="T127">+y</text:span><text:span text:style-name="T153">3</text:span><text:span text:style-name="T127"><text:tab/><text:tab/>perfect cube quadnomial</text:span></text:p>
      <text:p text:style-name="P155"><text:span text:style-name="T6">(x – y)</text:span><text:span text:style-name="T27">3</text:span><text:span text:style-name="T6"> <text:tab/>= x</text:span><text:span text:style-name="T27">3</text:span><text:span text:style-name="T6"> – 3x</text:span><text:span text:style-name="T27">2</text:span><text:span text:style-name="T6">y + 3xy</text:span><text:span text:style-name="T27">2</text:span><text:span text:style-name="T6"> – y</text:span><text:span text:style-name="T27">3</text:span><text:span text:style-name="T6"><text:tab/><text:tab/>perfect cube quadnomial</text:span></text:p>
      <text:p text:style-name="P155"/>
      <text:p text:style-name="P155"/>
      <text:p text:style-name="P1"><text:span text:style-name="T67">That was tough. There are endless forms. I wanted a quick run through to get to graphing and functions.<text:tab/> There is such a thing a extraneous training. If it isn't one of the </text:span><text:span text:style-name="T15">main versions</text:span><text:span text:style-name="T67"> then we try to solve a variable and turn it into one but that is informal real life problems where someone has deviated horribly off the path and created their own proprietary formulas. There is no real reason to do this except sabotage. Read short story:</text:span></text:p>
      <text:p text:style-name="P2"/>
      <text:p text:style-name="P142">After WW11 Russia was very antisemitic and abused newly freed Jews. They created the P.O.S. or Pale of Settlement near Poland (which was first country Hitler invaded and occupied as it shares border with Russia and Germany. Jewish Professionals who lived in Russia's capital (when Russia was still the U.S.S.R. Or CCCP) Moscow were discriminated against. When they tried to get jobs as math teachers at the University they were given unfair tests with trick questions called Jew Killers. The questions were overly complicated but contained relativity simple solutions so that if they complained it would be demonstrated how easy to solve it was when in reality it wasn't. The goal was to prevent them from gaining jobs at a prestigious University, a way of saying, “we do not want you here”. I do not use bogus tricks or nonsense as it doesn't help or prepare students for anything meaningful. This is enough factoring. We will do more during rational expressions and when we learn division.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34:59.22</dc:date>
    <dc:creator>Joseph Malone</dc:creator>
    <meta:editing-duration>PT13M16S</meta:editing-duration>
    <meta:editing-cycles>3</meta:editing-cycles>
    <meta:generator>OpenOffice/4.1.15$Win32 OpenOffice.org_project/4115m2$Build-9813</meta:generator>
    <meta:document-statistic meta:table-count="0" meta:image-count="0" meta:object-count="0" meta:page-count="5" meta:paragraph-count="114" meta:word-count="2415" meta:character-count="13592"/>
  </office:meta>
</office:document-meta>
</file>